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color="#FF0000" fo:font-size="15pt" style:font-size-asian="15pt" style:font-size-complex="15pt" fo:language="es" fo:country="MX"/>
    </style:style>
    <style:style style:name="P2" style:parent-style-name="Standard" style:family="paragraph">
      <style:text-properties fo:language="es" fo:country="MX"/>
    </style:style>
    <style:style style:name="P3" style:parent-style-name="Standard" style:family="paragraph">
      <style:text-properties fo:language="es" fo:country="MX"/>
    </style:style>
    <style:style style:name="P4" style:parent-style-name="Standard" style:family="paragraph">
      <style:text-properties fo:language="es" fo:country="MX"/>
    </style:style>
    <style:style style:name="P5" style:parent-style-name="Standard" style:family="paragraph">
      <style:text-properties fo:language="es" fo:country="MX"/>
    </style:style>
    <style:style style:name="P6" style:parent-style-name="Standard" style:family="paragraph">
      <style:text-properties fo:language="es" fo:country="MX"/>
    </style:style>
    <style:style style:name="P7" style:parent-style-name="Standard" style:family="paragraph">
      <style:text-properties fo:language="es" fo:country="MX"/>
    </style:style>
    <style:style style:name="P8" style:parent-style-name="Standard" style:family="paragraph">
      <style:text-properties fo:language="es" fo:country="MX"/>
    </style:style>
    <style:style style:name="P9" style:parent-style-name="Standard" style:family="paragraph">
      <style:text-properties fo:language="es" fo:country="MX"/>
    </style:style>
    <style:style style:name="P10" style:parent-style-name="Standard" style:family="paragraph">
      <style:text-properties fo:language="es" fo:country="MX"/>
    </style:style>
    <style:style style:name="P11" style:parent-style-name="Standard" style:family="paragraph">
      <style:text-properties fo:language="es" fo:country="MX"/>
    </style:style>
    <style:style style:name="P12" style:parent-style-name="Standard" style:family="paragraph">
      <style:text-properties fo:language="es" fo:country="MX"/>
    </style:style>
    <style:style style:name="P13" style:parent-style-name="Standard" style:family="paragraph">
      <style:text-properties fo:language="es" fo:country="MX"/>
    </style:style>
    <style:style style:name="P14" style:parent-style-name="Standard" style:family="paragraph">
      <style:text-properties fo:language="es" fo:country="MX"/>
    </style:style>
    <style:style style:name="P15" style:parent-style-name="Standard" style:family="paragraph">
      <style:text-properties fo:language="es" fo:country="MX"/>
    </style:style>
    <style:style style:name="P16" style:parent-style-name="Standard" style:family="paragraph">
      <style:text-properties fo:language="es" fo:country="MX"/>
    </style:style>
    <style:style style:name="P17" style:parent-style-name="Standard" style:family="paragraph">
      <style:text-properties fo:language="es" fo:country="MX"/>
    </style:style>
    <style:style style:name="P18" style:parent-style-name="Standard" style:family="paragraph">
      <style:text-properties fo:language="es" fo:country="MX"/>
    </style:style>
    <style:style style:name="P19" style:parent-style-name="Standard" style:family="paragraph">
      <style:text-properties fo:language="es" fo:country="MX"/>
    </style:style>
    <style:style style:name="P20" style:parent-style-name="Standard" style:family="paragraph">
      <style:text-properties fo:language="es" fo:country="MX"/>
    </style:style>
    <style:style style:name="P21" style:parent-style-name="Standard" style:family="paragraph">
      <style:text-properties fo:language="es" fo:country="MX"/>
    </style:style>
    <style:style style:name="P22" style:parent-style-name="Standard" style:family="paragraph">
      <style:text-properties fo:language="es" fo:country="MX"/>
    </style:style>
    <style:style style:name="P23" style:parent-style-name="Standard" style:family="paragraph">
      <style:text-properties fo:language="es" fo:country="MX"/>
    </style:style>
    <style:style style:name="P24" style:parent-style-name="Standard" style:family="paragraph">
      <style:text-properties fo:language="es" fo:country="MX"/>
    </style:style>
    <style:style style:name="P25" style:parent-style-name="Standard" style:family="paragraph">
      <style:text-properties fo:language="es" fo:country="MX"/>
    </style:style>
    <style:style style:name="P26" style:parent-style-name="Standard" style:family="paragraph">
      <style:text-properties fo:language="es" fo:country="MX"/>
    </style:style>
    <style:style style:name="P27" style:parent-style-name="Standard" style:family="paragraph">
      <style:text-properties fo:language="es" fo:country="MX"/>
    </style:style>
    <style:style style:name="P28" style:parent-style-name="Standard" style:family="paragraph">
      <style:text-properties fo:language="es" fo:country="MX"/>
    </style:style>
    <style:style style:name="P29" style:parent-style-name="Standard" style:family="paragraph">
      <style:text-properties fo:language="es" fo:country="MX"/>
    </style:style>
    <style:style style:name="P30" style:parent-style-name="Standard" style:family="paragraph">
      <style:text-properties fo:language="es" fo:country="MX"/>
    </style:style>
    <style:style style:name="P31" style:parent-style-name="Standard" style:family="paragraph">
      <style:text-properties fo:language="es" fo:country="MX"/>
    </style:style>
    <style:style style:name="P32" style:parent-style-name="Standard" style:family="paragraph">
      <style:text-properties fo:language="es" fo:country="MX"/>
    </style:style>
    <style:style style:name="P33" style:parent-style-name="Standard" style:family="paragraph">
      <style:text-properties fo:language="es" fo:country="MX"/>
    </style:style>
    <style:style style:name="P34" style:parent-style-name="Standard" style:family="paragraph">
      <style:text-properties fo:language="es" fo:country="MX"/>
    </style:style>
    <style:style style:name="P35" style:parent-style-name="Standard" style:family="paragraph">
      <style:text-properties fo:language="es" fo:country="MX"/>
    </style:style>
    <style:style style:name="P36" style:parent-style-name="Standard" style:family="paragraph">
      <style:text-properties fo:language="es" fo:country="MX"/>
    </style:style>
    <style:style style:name="P37" style:parent-style-name="Standard" style:family="paragraph">
      <style:text-properties fo:language="es" fo:country="MX"/>
    </style:style>
    <style:style style:name="P38" style:parent-style-name="Standard" style:family="paragraph">
      <style:text-properties fo:language="es" fo:country="MX"/>
    </style:style>
    <style:style style:name="P39" style:parent-style-name="Standard" style:family="paragraph">
      <style:text-properties fo:language="es" fo:country="MX"/>
    </style:style>
    <style:style style:name="P40" style:parent-style-name="Standard" style:family="paragraph">
      <style:text-properties fo:language="es" fo:country="MX"/>
    </style:style>
    <style:style style:name="P41" style:parent-style-name="Standard" style:family="paragraph">
      <style:text-properties fo:language="es" fo:country="MX"/>
    </style:style>
    <style:style style:name="P42" style:parent-style-name="Standard" style:family="paragraph">
      <style:text-properties fo:language="es" fo:country="MX"/>
    </style:style>
    <style:style style:name="P43" style:parent-style-name="Standard" style:family="paragraph">
      <style:text-properties fo:language="es" fo:country="MX"/>
    </style:style>
    <style:style style:name="P44" style:parent-style-name="Standard" style:family="paragraph">
      <style:text-properties fo:language="es" fo:country="MX"/>
    </style:style>
    <style:style style:name="P45" style:parent-style-name="Standard" style:family="paragraph">
      <style:text-properties fo:language="es" fo:country="MX"/>
    </style:style>
    <style:style style:name="P46" style:parent-style-name="Standard" style:family="paragraph">
      <style:text-properties fo:language="es" fo:country="MX"/>
    </style:style>
    <style:style style:name="P47" style:parent-style-name="Standard" style:family="paragraph">
      <style:text-properties fo:language="es" fo:country="MX"/>
    </style:style>
    <style:style style:name="P48" style:parent-style-name="Standard" style:family="paragraph">
      <style:text-properties fo:language="es" fo:country="MX"/>
    </style:style>
    <style:style style:name="P49" style:parent-style-name="Standard" style:family="paragraph">
      <style:text-properties fo:language="es" fo:country="MX"/>
    </style:style>
    <style:style style:name="P50" style:parent-style-name="Standard" style:family="paragraph">
      <style:text-properties fo:language="es" fo:country="MX"/>
    </style:style>
    <style:style style:name="P51" style:parent-style-name="Standard" style:family="paragraph">
      <style:text-properties fo:language="es" fo:country="MX"/>
    </style:style>
    <style:style style:name="P52" style:parent-style-name="Standard" style:family="paragraph">
      <style:text-properties fo:language="es" fo:country="MX"/>
    </style:style>
    <style:style style:name="P53" style:parent-style-name="Standard" style:family="paragraph">
      <style:text-properties fo:language="es" fo:country="MX"/>
    </style:style>
    <style:style style:name="P54" style:parent-style-name="Standard" style:family="paragraph">
      <style:text-properties fo:language="es" fo:country="MX"/>
    </style:style>
    <style:style style:name="P55" style:parent-style-name="Standard" style:family="paragraph">
      <style:text-properties fo:language="es" fo:country="MX"/>
    </style:style>
    <style:style style:name="P56" style:parent-style-name="Standard" style:family="paragraph">
      <style:text-properties fo:language="es" fo:country="MX"/>
    </style:style>
    <style:style style:name="P57" style:parent-style-name="Standard" style:family="paragraph">
      <style:text-properties fo:language="es" fo:country="MX"/>
    </style:style>
    <style:style style:name="P58" style:parent-style-name="Standard" style:family="paragraph">
      <style:text-properties fo:language="es" fo:country="MX"/>
    </style:style>
    <style:style style:name="P59" style:parent-style-name="Standard" style:family="paragraph">
      <style:text-properties fo:language="es" fo:country="MX"/>
    </style:style>
    <style:style style:name="P60" style:parent-style-name="Standard" style:family="paragraph">
      <style:text-properties fo:language="es" fo:country="MX"/>
    </style:style>
    <style:style style:name="P61" style:parent-style-name="Standard" style:family="paragraph">
      <style:text-properties fo:language="es" fo:country="MX"/>
    </style:style>
    <style:style style:name="P62" style:parent-style-name="Standard" style:family="paragraph">
      <style:text-properties fo:language="es" fo:country="MX"/>
    </style:style>
    <style:style style:name="P63" style:parent-style-name="Standard" style:family="paragraph">
      <style:text-properties fo:language="es" fo:country="MX"/>
    </style:style>
    <style:style style:name="P64" style:parent-style-name="Standard" style:family="paragraph">
      <style:text-properties fo:language="es" fo:country="MX"/>
    </style:style>
    <style:style style:name="P65" style:parent-style-name="Standard" style:family="paragraph">
      <style:text-properties fo:language="es" fo:country="MX"/>
    </style:style>
    <style:style style:name="P66" style:parent-style-name="Standard" style:family="paragraph">
      <style:text-properties fo:language="es" fo:country="MX"/>
    </style:style>
    <style:style style:name="P67" style:parent-style-name="Standard" style:family="paragraph">
      <style:text-properties fo:language="es" fo:country="MX"/>
    </style:style>
    <style:style style:name="P68" style:parent-style-name="Standard" style:family="paragraph">
      <style:text-properties fo:language="es" fo:country="MX"/>
    </style:style>
    <style:style style:name="P69" style:parent-style-name="Standard" style:family="paragraph">
      <style:text-properties fo:language="es" fo:country="MX"/>
    </style:style>
    <style:style style:name="P70" style:parent-style-name="Standard" style:family="paragraph">
      <style:text-properties fo:language="es" fo:country="MX"/>
    </style:style>
    <style:style style:name="P71" style:parent-style-name="Standard" style:family="paragraph">
      <style:text-properties fo:language="es" fo:country="MX"/>
    </style:style>
    <style:style style:name="P72" style:parent-style-name="Standard" style:family="paragraph">
      <style:text-properties fo:language="es" fo:country="MX"/>
    </style:style>
    <style:style style:name="P73" style:parent-style-name="Standard" style:family="paragraph">
      <style:text-properties fo:language="es" fo:country="MX"/>
    </style:style>
    <style:style style:name="P74" style:parent-style-name="Standard" style:family="paragraph">
      <style:text-properties fo:language="es" fo:country="MX"/>
    </style:style>
    <style:style style:name="P75" style:parent-style-name="Standard" style:family="paragraph">
      <style:text-properties fo:language="es" fo:country="MX"/>
    </style:style>
    <style:style style:name="P76" style:parent-style-name="Standard" style:family="paragraph">
      <style:text-properties fo:language="es" fo:country="MX"/>
    </style:style>
    <style:style style:name="P77" style:parent-style-name="Standard" style:family="paragraph">
      <style:text-properties fo:language="es" fo:country="MX"/>
    </style:style>
    <style:style style:name="P78" style:parent-style-name="Standard" style:family="paragraph">
      <style:text-properties fo:language="es" fo:country="MX"/>
    </style:style>
    <style:style style:name="P79" style:parent-style-name="Standard" style:family="paragraph">
      <style:text-properties fo:language="es" fo:country="MX"/>
    </style:style>
    <style:style style:name="P80" style:parent-style-name="Standard" style:family="paragraph">
      <style:text-properties fo:language="es" fo:country="MX"/>
    </style:style>
    <style:style style:name="P81" style:parent-style-name="Standard" style:family="paragraph">
      <style:text-properties fo:language="es" fo:country="MX"/>
    </style:style>
    <style:style style:name="P82" style:parent-style-name="Standard" style:family="paragraph">
      <style:text-properties fo:language="es" fo:country="MX"/>
    </style:style>
    <style:style style:name="P83" style:parent-style-name="Standard" style:family="paragraph">
      <style:text-properties fo:language="es" fo:country="MX"/>
    </style:style>
    <style:style style:name="P84" style:parent-style-name="Standard" style:family="paragraph">
      <style:text-properties fo:language="es" fo:country="MX"/>
    </style:style>
    <style:style style:name="P85" style:parent-style-name="Standard" style:family="paragraph">
      <style:text-properties fo:language="es" fo:country="MX"/>
    </style:style>
    <style:style style:name="P86" style:parent-style-name="Standard" style:family="paragraph">
      <style:text-properties fo:language="es" fo:country="MX"/>
    </style:style>
    <style:style style:name="P87" style:parent-style-name="Standard" style:family="paragraph">
      <style:text-properties fo:language="es" fo:country="MX"/>
    </style:style>
    <style:style style:name="P88" style:parent-style-name="Standard" style:family="paragraph">
      <style:text-properties fo:language="es" fo:country="MX"/>
    </style:style>
    <style:style style:name="P89" style:parent-style-name="Standard" style:family="paragraph">
      <style:text-properties fo:language="es" fo:country="MX"/>
    </style:style>
    <style:style style:name="P90" style:parent-style-name="Standard" style:family="paragraph">
      <style:text-properties fo:language="es" fo:country="MX"/>
    </style:style>
    <style:style style:name="P91" style:parent-style-name="Standard" style:family="paragraph">
      <style:text-properties fo:language="es" fo:country="MX"/>
    </style:style>
    <style:style style:name="P92" style:parent-style-name="Standard" style:family="paragraph">
      <style:text-properties fo:language="es" fo:country="MX"/>
    </style:style>
    <style:style style:name="P93" style:parent-style-name="Standard" style:family="paragraph">
      <style:text-properties fo:language="es" fo:country="MX"/>
    </style:style>
    <style:style style:name="P94" style:parent-style-name="Standard" style:family="paragraph">
      <style:text-properties fo:language="es" fo:country="MX"/>
    </style:style>
    <style:style style:name="P95" style:parent-style-name="Standard" style:family="paragraph">
      <style:text-properties fo:language="es" fo:country="MX"/>
    </style:style>
    <style:style style:name="P96" style:parent-style-name="Standard" style:family="paragraph">
      <style:text-properties fo:language="es" fo:country="MX"/>
    </style:style>
    <style:style style:name="P97" style:parent-style-name="Standard" style:family="paragraph">
      <style:text-properties fo:language="es" fo:country="MX"/>
    </style:style>
    <style:style style:name="P98" style:parent-style-name="Standard" style:family="paragraph">
      <style:text-properties fo:language="es" fo:country="MX"/>
    </style:style>
    <style:style style:name="P99" style:parent-style-name="Standard" style:family="paragraph">
      <style:text-properties fo:language="es" fo:country="MX"/>
    </style:style>
    <style:style style:name="P100" style:parent-style-name="Standard" style:family="paragraph">
      <style:text-properties fo:language="es" fo:country="MX"/>
    </style:style>
    <style:style style:name="P101" style:parent-style-name="Standard" style:family="paragraph">
      <style:text-properties fo:language="es" fo:country="MX"/>
    </style:style>
    <style:style style:name="P102" style:parent-style-name="Standard" style:family="paragraph">
      <style:text-properties fo:language="es" fo:country="MX"/>
    </style:style>
    <style:style style:name="P103" style:parent-style-name="Standard" style:family="paragraph">
      <style:text-properties fo:language="es" fo:country="MX"/>
    </style:style>
    <style:style style:name="P104" style:parent-style-name="Standard" style:family="paragraph">
      <style:text-properties fo:language="es" fo:country="MX"/>
    </style:style>
    <style:style style:name="P105" style:parent-style-name="Standard" style:family="paragraph">
      <style:text-properties fo:language="es" fo:country="MX"/>
    </style:style>
    <style:style style:name="P106" style:parent-style-name="Standard" style:family="paragraph">
      <style:text-properties fo:language="es" fo:country="MX"/>
    </style:style>
    <style:style style:name="P107" style:parent-style-name="Standard" style:family="paragraph">
      <style:text-properties fo:language="es" fo:country="MX"/>
    </style:style>
    <style:style style:name="P108" style:parent-style-name="Standard" style:family="paragraph">
      <style:text-properties fo:language="es" fo:country="MX"/>
    </style:style>
    <style:style style:name="P109" style:parent-style-name="Standard" style:family="paragraph">
      <style:text-properties fo:language="es" fo:country="MX"/>
    </style:style>
    <style:style style:name="P110" style:parent-style-name="Standard" style:family="paragraph">
      <style:text-properties fo:language="es" fo:country="MX"/>
    </style:style>
    <style:style style:name="P111" style:parent-style-name="Standard" style:family="paragraph">
      <style:text-properties fo:language="es" fo:country="MX"/>
    </style:style>
    <style:style style:name="P112" style:parent-style-name="Standard" style:family="paragraph">
      <style:text-properties fo:language="es" fo:country="MX"/>
    </style:style>
    <style:style style:name="P113" style:parent-style-name="Standard" style:family="paragraph">
      <style:text-properties fo:language="es" fo:country="MX"/>
    </style:style>
    <style:style style:name="P114" style:parent-style-name="Standard" style:family="paragraph">
      <style:text-properties fo:language="es" fo:country="MX"/>
    </style:style>
    <style:style style:name="P115" style:parent-style-name="Standard" style:family="paragraph">
      <style:text-properties fo:language="es" fo:country="MX"/>
    </style:style>
    <style:style style:name="P116" style:parent-style-name="Standard" style:family="paragraph">
      <style:text-properties fo:language="es" fo:country="MX"/>
    </style:style>
    <style:style style:name="P117" style:parent-style-name="Standard" style:family="paragraph">
      <style:text-properties fo:language="es" fo:country="MX"/>
    </style:style>
    <style:style style:name="P118" style:parent-style-name="Standard" style:family="paragraph">
      <style:text-properties fo:language="es" fo:country="MX"/>
    </style:style>
    <style:style style:name="P119" style:parent-style-name="Standard" style:family="paragraph">
      <style:text-properties fo:language="es" fo:country="MX"/>
    </style:style>
    <style:style style:name="P120" style:parent-style-name="Standard" style:family="paragraph">
      <style:text-properties fo:language="es" fo:country="MX"/>
    </style:style>
    <style:style style:name="P121" style:parent-style-name="Standard" style:family="paragraph">
      <style:text-properties fo:language="es" fo:country="MX"/>
    </style:style>
    <style:style style:name="P122" style:parent-style-name="Standard" style:family="paragraph">
      <style:text-properties fo:language="es" fo:country="MX"/>
    </style:style>
    <style:style style:name="P123" style:parent-style-name="Standard" style:family="paragraph">
      <style:text-properties fo:language="es" fo:country="MX"/>
    </style:style>
    <style:style style:name="P124" style:parent-style-name="Standard" style:family="paragraph">
      <style:text-properties fo:language="es" fo:country="MX"/>
    </style:style>
    <style:style style:name="P125" style:parent-style-name="Standard" style:family="paragraph">
      <style:text-properties fo:language="es" fo:country="MX"/>
    </style:style>
    <style:style style:name="P126" style:parent-style-name="Standard" style:family="paragraph">
      <style:text-properties fo:language="es" fo:country="MX"/>
    </style:style>
    <style:style style:name="P127" style:parent-style-name="Standard" style:family="paragraph">
      <style:text-properties fo:language="es" fo:country="MX"/>
    </style:style>
    <style:style style:name="P128" style:parent-style-name="Standard" style:family="paragraph">
      <style:text-properties fo:language="es" fo:country="MX"/>
    </style:style>
    <style:style style:name="P129" style:parent-style-name="Standard" style:family="paragraph">
      <style:text-properties fo:language="es" fo:country="MX"/>
    </style:style>
    <style:style style:name="P130" style:parent-style-name="Standard" style:family="paragraph">
      <style:text-properties fo:language="es" fo:country="MX"/>
    </style:style>
    <style:style style:name="P131" style:parent-style-name="Standard" style:family="paragraph">
      <style:text-properties fo:language="es" fo:country="MX"/>
    </style:style>
    <style:style style:name="P132" style:parent-style-name="Standard" style:family="paragraph">
      <style:text-properties fo:language="es" fo:country="MX"/>
    </style:style>
    <style:style style:name="P133" style:parent-style-name="Standard" style:family="paragraph">
      <style:text-properties fo:language="es" fo:country="MX"/>
    </style:style>
    <style:style style:name="P134" style:parent-style-name="Standard" style:family="paragraph">
      <style:text-properties fo:language="es" fo:country="MX"/>
    </style:style>
    <style:style style:name="P135" style:parent-style-name="Standard" style:family="paragraph">
      <style:text-properties fo:language="es" fo:country="MX"/>
    </style:style>
    <style:style style:name="P136" style:parent-style-name="Standard" style:family="paragraph">
      <style:text-properties fo:language="es" fo:country="MX"/>
    </style:style>
    <style:style style:name="P137" style:parent-style-name="Standard" style:family="paragraph">
      <style:text-properties fo:language="es" fo:country="MX"/>
    </style:style>
    <style:style style:name="P138" style:parent-style-name="Standard" style:family="paragraph">
      <style:text-properties fo:language="es" fo:country="MX"/>
    </style:style>
    <style:style style:name="P139" style:parent-style-name="Standard" style:family="paragraph">
      <style:text-properties fo:language="es" fo:country="MX"/>
    </style:style>
    <style:style style:name="P140" style:parent-style-name="Standard" style:family="paragraph">
      <style:text-properties fo:language="es" fo:country="MX"/>
    </style:style>
    <style:style style:name="P141" style:parent-style-name="Standard" style:family="paragraph">
      <style:text-properties fo:language="es" fo:country="MX"/>
    </style:style>
    <style:style style:name="P142" style:parent-style-name="Standard" style:family="paragraph">
      <style:text-properties fo:language="es" fo:country="MX"/>
    </style:style>
    <style:style style:name="P143" style:parent-style-name="Standard" style:family="paragraph">
      <style:text-properties fo:language="es" fo:country="MX"/>
    </style:style>
    <style:style style:name="P144" style:parent-style-name="Standard" style:family="paragraph">
      <style:text-properties fo:language="es" fo:country="MX"/>
    </style:style>
    <style:style style:name="P145" style:parent-style-name="Standard" style:family="paragraph">
      <style:text-properties fo:language="es" fo:country="MX"/>
    </style:style>
    <style:style style:name="P146" style:parent-style-name="Standard" style:family="paragraph">
      <style:text-properties fo:language="es" fo:country="MX"/>
    </style:style>
    <style:style style:name="P147" style:parent-style-name="Standard" style:family="paragraph">
      <style:text-properties fo:language="es" fo:country="MX"/>
    </style:style>
    <style:style style:name="P148" style:parent-style-name="Standard" style:family="paragraph">
      <style:text-properties fo:language="es" fo:country="MX"/>
    </style:style>
    <style:style style:name="P149" style:parent-style-name="Standard" style:family="paragraph">
      <style:text-properties fo:language="es" fo:country="MX"/>
    </style:style>
    <style:style style:name="P150" style:parent-style-name="Standard" style:family="paragraph">
      <style:text-properties fo:language="es" fo:country="MX"/>
    </style:style>
    <style:style style:name="P151" style:parent-style-name="Standard" style:family="paragraph">
      <style:text-properties fo:language="es" fo:country="MX"/>
    </style:style>
    <style:style style:name="P152" style:parent-style-name="Standard" style:family="paragraph">
      <style:text-properties fo:language="es" fo:country="MX"/>
    </style:style>
    <style:style style:name="P153" style:parent-style-name="Standard" style:family="paragraph">
      <style:text-properties fo:language="es" fo:country="MX"/>
    </style:style>
    <style:style style:name="P154" style:parent-style-name="Standard" style:family="paragraph">
      <style:text-properties fo:language="es" fo:country="MX"/>
    </style:style>
    <style:style style:name="P155" style:parent-style-name="Standard" style:family="paragraph">
      <style:text-properties fo:language="es" fo:country="MX"/>
    </style:style>
    <style:style style:name="P156" style:parent-style-name="Standard" style:family="paragraph">
      <style:text-properties fo:language="es" fo:country="MX"/>
    </style:style>
    <style:style style:name="P157" style:parent-style-name="Standard" style:family="paragraph">
      <style:text-properties fo:language="es" fo:country="MX"/>
    </style:style>
    <style:style style:name="P158" style:parent-style-name="Standard" style:family="paragraph">
      <style:text-properties fo:language="es" fo:country="MX"/>
    </style:style>
    <style:style style:name="P159" style:parent-style-name="Standard" style:family="paragraph">
      <style:text-properties fo:language="es" fo:country="MX"/>
    </style:style>
    <style:style style:name="P160" style:parent-style-name="Standard" style:family="paragraph">
      <style:text-properties fo:language="es" fo:country="MX"/>
    </style:style>
    <style:style style:name="P161" style:parent-style-name="Standard" style:family="paragraph">
      <style:text-properties fo:language="es" fo:country="MX"/>
    </style:style>
    <style:style style:name="P162" style:parent-style-name="Standard" style:family="paragraph">
      <style:text-properties fo:language="es" fo:country="MX"/>
    </style:style>
    <style:style style:name="P163" style:parent-style-name="Standard" style:family="paragraph">
      <style:text-properties fo:language="es" fo:country="MX"/>
    </style:style>
    <style:style style:name="P164" style:parent-style-name="Standard" style:family="paragraph">
      <style:text-properties fo:language="es" fo:country="MX"/>
    </style:style>
    <style:style style:name="P165" style:parent-style-name="Standard" style:family="paragraph">
      <style:text-properties fo:language="es" fo:country="MX"/>
    </style:style>
    <style:style style:name="P166" style:parent-style-name="Standard" style:family="paragraph">
      <style:text-properties fo:language="es" fo:country="MX"/>
    </style:style>
    <style:style style:name="P167" style:parent-style-name="Standard" style:family="paragraph">
      <style:text-properties fo:language="es" fo:country="MX"/>
    </style:style>
    <style:style style:name="P168" style:parent-style-name="Standard" style:family="paragraph">
      <style:text-properties fo:language="es" fo:country="MX"/>
    </style:style>
    <style:style style:name="P169" style:parent-style-name="Standard" style:family="paragraph">
      <style:text-properties fo:language="es" fo:country="MX"/>
    </style:style>
    <style:style style:name="P170" style:parent-style-name="Standard" style:family="paragraph">
      <style:text-properties fo:language="es" fo:country="MX"/>
    </style:style>
    <style:style style:name="P171" style:parent-style-name="Standard" style:family="paragraph">
      <style:text-properties fo:language="es" fo:country="MX"/>
    </style:style>
    <style:style style:name="P172" style:parent-style-name="Standard" style:family="paragraph">
      <style:text-properties fo:language="es" fo:country="MX"/>
    </style:style>
    <style:style style:name="P173" style:parent-style-name="Standard" style:family="paragraph">
      <style:text-properties fo:language="es" fo:country="MX"/>
    </style:style>
    <style:style style:name="P174" style:parent-style-name="Standard" style:family="paragraph">
      <style:text-properties fo:language="es" fo:country="MX"/>
    </style:style>
    <style:style style:name="P175" style:parent-style-name="Standard" style:family="paragraph">
      <style:text-properties fo:language="es" fo:country="MX"/>
    </style:style>
    <style:style style:name="P176" style:parent-style-name="Standard" style:family="paragraph">
      <style:text-properties fo:language="es" fo:country="MX"/>
    </style:style>
    <style:style style:name="P177" style:parent-style-name="Standard" style:family="paragraph">
      <style:text-properties fo:language="es" fo:country="MX"/>
    </style:style>
    <style:style style:name="P178" style:parent-style-name="Standard" style:family="paragraph">
      <style:text-properties fo:language="es" fo:country="MX"/>
    </style:style>
    <style:style style:name="P179" style:parent-style-name="Standard" style:family="paragraph">
      <style:text-properties fo:language="es" fo:country="MX"/>
    </style:style>
    <style:style style:name="P180" style:parent-style-name="Standard" style:family="paragraph">
      <style:text-properties fo:language="es" fo:country="MX"/>
    </style:style>
    <style:style style:name="P181" style:parent-style-name="Standard" style:family="paragraph">
      <style:text-properties fo:language="es" fo:country="MX"/>
    </style:style>
    <style:style style:name="P182" style:parent-style-name="Standard" style:family="paragraph">
      <style:text-properties fo:language="es" fo:country="MX"/>
    </style:style>
    <style:style style:name="P183" style:parent-style-name="Standard" style:family="paragraph">
      <style:text-properties fo:language="es" fo:country="MX"/>
    </style:style>
    <style:style style:name="P184" style:parent-style-name="Standard" style:family="paragraph">
      <style:text-properties fo:language="es" fo:country="MX"/>
    </style:style>
    <style:style style:name="P185" style:parent-style-name="Standard" style:family="paragraph">
      <style:text-properties fo:language="es" fo:country="MX"/>
    </style:style>
    <style:style style:name="P186" style:parent-style-name="Standard" style:family="paragraph">
      <style:text-properties fo:language="es" fo:country="MX"/>
    </style:style>
    <style:style style:name="P187" style:parent-style-name="Standard" style:family="paragraph">
      <style:text-properties fo:language="es" fo:country="MX"/>
    </style:style>
    <style:style style:name="P188" style:parent-style-name="Standard" style:family="paragraph">
      <style:text-properties fo:color="#FF0000" fo:font-size="15pt" style:font-size-asian="15pt" style:font-size-complex="15pt" fo:language="es" fo:country="MX"/>
    </style:style>
    <style:style style:name="P189" style:parent-style-name="Standard" style:family="paragraph">
      <style:text-properties fo:language="es" fo:country="MX"/>
    </style:style>
    <style:style style:name="P190" style:parent-style-name="Standard" style:family="paragraph">
      <style:text-properties fo:language="es" fo:country="MX"/>
    </style:style>
    <style:style style:name="P191" style:parent-style-name="Standard" style:family="paragraph">
      <style:text-properties fo:language="es" fo:country="MX"/>
    </style:style>
    <style:style style:name="P192" style:parent-style-name="Standard" style:family="paragraph">
      <style:text-properties fo:language="es" fo:country="MX"/>
    </style:style>
    <style:style style:name="P193" style:parent-style-name="Standard" style:family="paragraph">
      <style:text-properties fo:language="es" fo:country="MX"/>
    </style:style>
    <style:style style:name="P194" style:parent-style-name="Standard" style:family="paragraph">
      <style:text-properties fo:language="es" fo:country="MX"/>
    </style:style>
    <style:style style:name="P195" style:parent-style-name="Standard" style:family="paragraph">
      <style:text-properties fo:language="es" fo:country="MX"/>
    </style:style>
    <style:style style:name="P196" style:parent-style-name="Standard" style:family="paragraph">
      <style:text-properties fo:language="es" fo:country="MX"/>
    </style:style>
    <style:style style:name="P197" style:parent-style-name="Standard" style:family="paragraph">
      <style:text-properties fo:language="es" fo:country="MX"/>
    </style:style>
    <style:style style:name="P198" style:parent-style-name="Standard" style:family="paragraph">
      <style:text-properties fo:language="es" fo:country="MX"/>
    </style:style>
    <style:style style:name="P199" style:parent-style-name="Standard" style:family="paragraph">
      <style:text-properties fo:language="es" fo:country="MX"/>
    </style:style>
    <style:style style:name="P200" style:parent-style-name="Standard" style:family="paragraph">
      <style:text-properties fo:language="es" fo:country="MX"/>
    </style:style>
    <style:style style:name="P201" style:parent-style-name="Standard" style:family="paragraph">
      <style:text-properties fo:language="es" fo:country="MX"/>
    </style:style>
    <style:style style:name="P202" style:parent-style-name="Standard" style:family="paragraph">
      <style:text-properties fo:language="es" fo:country="MX"/>
    </style:style>
    <style:style style:name="P203" style:parent-style-name="Standard" style:family="paragraph">
      <style:text-properties fo:language="es" fo:country="MX"/>
    </style:style>
    <style:style style:name="P204" style:parent-style-name="Standard" style:family="paragraph">
      <style:text-properties fo:language="es" fo:country="MX"/>
    </style:style>
    <style:style style:name="P205" style:parent-style-name="Standard" style:family="paragraph">
      <style:text-properties fo:language="es" fo:country="MX"/>
    </style:style>
    <style:style style:name="P206" style:parent-style-name="Standard" style:family="paragraph">
      <style:text-properties fo:language="es" fo:country="MX"/>
    </style:style>
    <style:style style:name="P207" style:parent-style-name="Standard" style:family="paragraph">
      <style:text-properties fo:language="es" fo:country="MX"/>
    </style:style>
    <style:style style:name="P208" style:parent-style-name="Standard" style:family="paragraph">
      <style:text-properties fo:language="es" fo:country="MX"/>
    </style:style>
    <style:style style:name="P209" style:parent-style-name="Standard" style:family="paragraph">
      <style:text-properties fo:language="es" fo:country="MX"/>
    </style:style>
    <style:style style:name="P210" style:parent-style-name="Standard" style:family="paragraph">
      <style:text-properties fo:language="es" fo:country="MX"/>
    </style:style>
    <style:style style:name="P211" style:parent-style-name="Standard" style:family="paragraph">
      <style:text-properties fo:language="es" fo:country="MX"/>
    </style:style>
    <style:style style:name="P212" style:parent-style-name="Standard" style:family="paragraph">
      <style:text-properties fo:language="es" fo:country="MX"/>
    </style:style>
    <style:style style:name="P213" style:parent-style-name="Standard" style:family="paragraph">
      <style:text-properties fo:language="es" fo:country="MX"/>
    </style:style>
    <style:style style:name="P214" style:parent-style-name="Standard" style:family="paragraph">
      <style:text-properties fo:language="es" fo:country="MX"/>
    </style:style>
    <style:style style:name="P215" style:parent-style-name="Standard" style:family="paragraph">
      <style:text-properties fo:language="es" fo:country="MX"/>
    </style:style>
    <style:style style:name="P216" style:parent-style-name="Standard" style:family="paragraph">
      <style:text-properties fo:language="es" fo:country="MX"/>
    </style:style>
    <style:style style:name="P217" style:parent-style-name="Standard" style:family="paragraph">
      <style:text-properties fo:language="es" fo:country="MX"/>
    </style:style>
    <style:style style:name="P218" style:parent-style-name="Standard" style:family="paragraph">
      <style:text-properties fo:language="es" fo:country="MX"/>
    </style:style>
    <style:style style:name="P219" style:parent-style-name="Standard" style:family="paragraph">
      <style:text-properties fo:language="es" fo:country="MX"/>
    </style:style>
    <style:style style:name="P220" style:parent-style-name="Standard" style:family="paragraph">
      <style:text-properties fo:language="es" fo:country="MX"/>
    </style:style>
    <style:style style:name="P221" style:parent-style-name="Standard" style:family="paragraph">
      <style:text-properties fo:language="es" fo:country="MX"/>
    </style:style>
    <style:style style:name="P222" style:parent-style-name="Standard" style:family="paragraph">
      <style:text-properties fo:language="es" fo:country="MX"/>
    </style:style>
    <style:style style:name="P223" style:parent-style-name="Standard" style:family="paragraph">
      <style:text-properties fo:language="es" fo:country="MX"/>
    </style:style>
    <style:style style:name="P224" style:parent-style-name="Standard" style:family="paragraph">
      <style:text-properties fo:language="es" fo:country="MX"/>
    </style:style>
    <style:style style:name="P225" style:parent-style-name="Standard" style:family="paragraph">
      <style:text-properties fo:language="es" fo:country="MX"/>
    </style:style>
    <style:style style:name="P226" style:parent-style-name="Standard" style:family="paragraph">
      <style:text-properties fo:language="es" fo:country="MX"/>
    </style:style>
    <style:style style:name="P227" style:parent-style-name="Standard" style:family="paragraph">
      <style:text-properties fo:language="es" fo:country="MX"/>
    </style:style>
    <style:style style:name="P228" style:parent-style-name="Standard" style:family="paragraph">
      <style:text-properties fo:language="es" fo:country="MX"/>
    </style:style>
    <style:style style:name="P229" style:parent-style-name="Standard" style:family="paragraph">
      <style:text-properties fo:language="es" fo:country="MX"/>
    </style:style>
    <style:style style:name="P230" style:parent-style-name="Standard" style:family="paragraph">
      <style:text-properties fo:language="es" fo:country="MX"/>
    </style:style>
    <style:style style:name="P231" style:parent-style-name="Standard" style:family="paragraph">
      <style:text-properties fo:language="es" fo:country="MX"/>
    </style:style>
    <style:style style:name="P232" style:parent-style-name="Standard" style:family="paragraph">
      <style:text-properties fo:language="es" fo:country="MX"/>
    </style:style>
    <style:style style:name="P233" style:parent-style-name="Standard" style:family="paragraph">
      <style:text-properties fo:language="es" fo:country="MX"/>
    </style:style>
    <style:style style:name="P234" style:parent-style-name="Standard" style:family="paragraph">
      <style:text-properties fo:language="es" fo:country="MX"/>
    </style:style>
    <style:style style:name="P235" style:parent-style-name="Standard" style:family="paragraph">
      <style:text-properties fo:language="es" fo:country="MX"/>
    </style:style>
    <style:style style:name="P236" style:parent-style-name="Standard" style:family="paragraph">
      <style:text-properties fo:language="es" fo:country="MX"/>
    </style:style>
    <style:style style:name="P237" style:parent-style-name="Standard" style:family="paragraph">
      <style:text-properties fo:language="es" fo:country="MX"/>
    </style:style>
    <style:style style:name="P238" style:parent-style-name="Standard" style:family="paragraph">
      <style:text-properties fo:language="es" fo:country="MX"/>
    </style:style>
    <style:style style:name="P239" style:parent-style-name="Standard" style:family="paragraph">
      <style:text-properties fo:language="es" fo:country="MX"/>
    </style:style>
    <style:style style:name="P240" style:parent-style-name="Standard" style:family="paragraph">
      <style:text-properties fo:language="es" fo:country="MX"/>
    </style:style>
    <style:style style:name="P241" style:parent-style-name="Standard" style:family="paragraph">
      <style:text-properties fo:language="es" fo:country="MX"/>
    </style:style>
    <style:style style:name="P242" style:parent-style-name="Standard" style:family="paragraph">
      <style:text-properties fo:language="es" fo:country="MX"/>
    </style:style>
    <style:style style:name="P243" style:parent-style-name="Standard" style:family="paragraph">
      <style:text-properties fo:language="es" fo:country="MX"/>
    </style:style>
    <style:style style:name="P244" style:parent-style-name="Standard" style:family="paragraph">
      <style:text-properties fo:language="es" fo:country="MX"/>
    </style:style>
    <style:style style:name="P245" style:parent-style-name="Standard" style:family="paragraph">
      <style:text-properties fo:language="es" fo:country="MX"/>
    </style:style>
    <style:style style:name="P246" style:parent-style-name="Standard" style:family="paragraph">
      <style:text-properties fo:language="es" fo:country="MX"/>
    </style:style>
    <style:style style:name="P247" style:parent-style-name="Standard" style:family="paragraph">
      <style:text-properties fo:language="es" fo:country="MX"/>
    </style:style>
    <style:style style:name="P248" style:parent-style-name="Standard" style:family="paragraph">
      <style:text-properties fo:language="es" fo:country="MX"/>
    </style:style>
    <style:style style:name="P249" style:parent-style-name="Standard" style:family="paragraph">
      <style:text-properties fo:language="es" fo:country="MX"/>
    </style:style>
    <style:style style:name="P250" style:parent-style-name="Standard" style:family="paragraph">
      <style:text-properties fo:language="es" fo:country="MX"/>
    </style:style>
    <style:style style:name="P251" style:parent-style-name="Standard" style:family="paragraph">
      <style:text-properties fo:language="es" fo:country="MX"/>
    </style:style>
    <style:style style:name="P252" style:parent-style-name="Standard" style:family="paragraph">
      <style:text-properties fo:language="es" fo:country="MX"/>
    </style:style>
    <style:style style:name="P253" style:parent-style-name="Standard" style:family="paragraph">
      <style:text-properties fo:language="es" fo:country="MX"/>
    </style:style>
    <style:style style:name="P254" style:parent-style-name="Standard" style:family="paragraph">
      <style:text-properties fo:language="es" fo:country="MX"/>
    </style:style>
    <style:style style:name="P255" style:parent-style-name="Standard" style:family="paragraph">
      <style:text-properties fo:language="es" fo:country="MX"/>
    </style:style>
    <style:style style:name="P256" style:parent-style-name="Standard" style:family="paragraph">
      <style:text-properties fo:language="es" fo:country="MX"/>
    </style:style>
    <style:style style:name="P257" style:parent-style-name="Standard" style:family="paragraph">
      <style:text-properties fo:language="es" fo:country="MX"/>
    </style:style>
    <style:style style:name="P258" style:parent-style-name="Standard" style:family="paragraph">
      <style:text-properties fo:language="es" fo:country="MX"/>
    </style:style>
    <style:style style:name="P259" style:parent-style-name="Standard" style:family="paragraph">
      <style:text-properties fo:language="es" fo:country="MX"/>
    </style:style>
    <style:style style:name="P260" style:parent-style-name="Standard" style:family="paragraph">
      <style:text-properties fo:language="es" fo:country="MX"/>
    </style:style>
    <style:style style:name="P261" style:parent-style-name="Standard" style:family="paragraph">
      <style:text-properties fo:language="es" fo:country="MX"/>
    </style:style>
    <style:style style:name="P262" style:parent-style-name="Standard" style:family="paragraph">
      <style:text-properties fo:language="es" fo:country="MX"/>
    </style:style>
    <style:style style:name="P263" style:parent-style-name="Standard" style:family="paragraph">
      <style:text-properties fo:language="es" fo:country="MX"/>
    </style:style>
    <style:style style:name="P264" style:parent-style-name="Standard" style:family="paragraph">
      <style:text-properties fo:language="es" fo:country="MX"/>
    </style:style>
    <style:style style:name="P265" style:parent-style-name="Standard" style:family="paragraph">
      <style:text-properties fo:language="es" fo:country="MX"/>
    </style:style>
    <style:style style:name="P266" style:parent-style-name="Standard" style:family="paragraph">
      <style:text-properties fo:language="es" fo:country="MX"/>
    </style:style>
    <style:style style:name="P267" style:parent-style-name="Standard" style:family="paragraph">
      <style:text-properties fo:language="es" fo:country="MX"/>
    </style:style>
    <style:style style:name="P268" style:parent-style-name="Standard" style:family="paragraph">
      <style:text-properties fo:language="es" fo:country="MX"/>
    </style:style>
    <style:style style:name="P269" style:parent-style-name="Standard" style:family="paragraph">
      <style:text-properties fo:language="es" fo:country="MX"/>
    </style:style>
    <style:style style:name="P270" style:parent-style-name="Standard" style:family="paragraph">
      <style:text-properties fo:language="es" fo:country="MX"/>
    </style:style>
    <style:style style:name="P271" style:parent-style-name="Standard" style:family="paragraph">
      <style:text-properties fo:language="es" fo:country="MX"/>
    </style:style>
    <style:style style:name="P272" style:parent-style-name="Standard" style:family="paragraph">
      <style:text-properties fo:language="es" fo:country="MX"/>
    </style:style>
    <style:style style:name="P273" style:parent-style-name="Standard" style:family="paragraph">
      <style:text-properties fo:language="es" fo:country="MX"/>
    </style:style>
    <style:style style:name="P274" style:parent-style-name="Standard" style:family="paragraph">
      <style:text-properties fo:language="es" fo:country="MX"/>
    </style:style>
    <style:style style:name="P275" style:parent-style-name="Standard" style:family="paragraph">
      <style:text-properties fo:language="es" fo:country="MX"/>
    </style:style>
    <style:style style:name="P276" style:parent-style-name="Standard" style:family="paragraph">
      <style:text-properties fo:language="es" fo:country="MX"/>
    </style:style>
    <style:style style:name="P277" style:parent-style-name="Standard" style:family="paragraph">
      <style:text-properties fo:language="es" fo:country="MX"/>
    </style:style>
    <style:style style:name="P278" style:parent-style-name="Standard" style:family="paragraph">
      <style:text-properties fo:language="es" fo:country="MX"/>
    </style:style>
    <style:style style:name="P279" style:parent-style-name="Standard" style:family="paragraph">
      <style:text-properties fo:language="es" fo:country="MX"/>
    </style:style>
    <style:style style:name="P280" style:parent-style-name="Standard" style:family="paragraph">
      <style:text-properties fo:language="es" fo:country="MX"/>
    </style:style>
    <style:style style:name="P281" style:parent-style-name="Standard" style:family="paragraph">
      <style:text-properties fo:language="es" fo:country="MX"/>
    </style:style>
    <style:style style:name="P282" style:parent-style-name="Standard" style:family="paragraph">
      <style:text-properties fo:language="es" fo:country="MX"/>
    </style:style>
    <style:style style:name="P283" style:parent-style-name="Standard" style:family="paragraph">
      <style:text-properties fo:language="es" fo:country="MX"/>
    </style:style>
    <style:style style:name="P284" style:parent-style-name="Standard" style:family="paragraph">
      <style:text-properties fo:language="es" fo:country="MX"/>
    </style:style>
    <style:style style:name="P285" style:parent-style-name="Standard" style:family="paragraph">
      <style:text-properties fo:language="es" fo:country="MX"/>
    </style:style>
    <style:style style:name="P286" style:parent-style-name="Standard" style:family="paragraph">
      <style:text-properties fo:language="es" fo:country="MX"/>
    </style:style>
    <style:style style:name="P287" style:parent-style-name="Standard" style:family="paragraph">
      <style:text-properties fo:language="es" fo:country="MX"/>
    </style:style>
    <style:style style:name="P288" style:parent-style-name="Standard" style:family="paragraph">
      <style:text-properties fo:language="es" fo:country="MX"/>
    </style:style>
    <style:style style:name="P289" style:parent-style-name="Standard" style:family="paragraph">
      <style:text-properties fo:language="es" fo:country="MX"/>
    </style:style>
    <style:style style:name="P290" style:parent-style-name="Standard" style:family="paragraph">
      <style:text-properties fo:language="es" fo:country="MX"/>
    </style:style>
    <style:style style:name="P291" style:parent-style-name="Standard" style:family="paragraph">
      <style:text-properties fo:language="es" fo:country="MX"/>
    </style:style>
    <style:style style:name="P292" style:parent-style-name="Standard" style:family="paragraph">
      <style:text-properties fo:language="es" fo:country="MX"/>
    </style:style>
    <style:style style:name="P293" style:parent-style-name="Standard" style:family="paragraph">
      <style:text-properties fo:language="es" fo:country="MX"/>
    </style:style>
    <style:style style:name="P294" style:parent-style-name="Standard" style:family="paragraph">
      <style:text-properties fo:language="es" fo:country="MX"/>
    </style:style>
    <style:style style:name="P295" style:parent-style-name="Standard" style:family="paragraph">
      <style:text-properties fo:language="es" fo:country="MX"/>
    </style:style>
    <style:style style:name="P296" style:parent-style-name="Standard" style:family="paragraph">
      <style:text-properties fo:language="es" fo:country="MX"/>
    </style:style>
    <style:style style:name="P297" style:parent-style-name="Standard" style:family="paragraph">
      <style:text-properties fo:language="es" fo:country="MX"/>
    </style:style>
    <style:style style:name="P298" style:parent-style-name="Standard" style:family="paragraph">
      <style:text-properties fo:language="es" fo:country="MX"/>
    </style:style>
    <style:style style:name="P299" style:parent-style-name="Standard" style:family="paragraph">
      <style:text-properties fo:language="es" fo:country="MX"/>
    </style:style>
    <style:style style:name="P300" style:parent-style-name="Standard" style:family="paragraph">
      <style:text-properties fo:language="es" fo:country="MX"/>
    </style:style>
    <style:style style:name="P301" style:parent-style-name="Standard" style:family="paragraph">
      <style:text-properties fo:language="es" fo:country="MX"/>
    </style:style>
    <style:style style:name="P302" style:parent-style-name="Standard" style:family="paragraph">
      <style:text-properties fo:language="es" fo:country="MX"/>
    </style:style>
    <style:style style:name="P303" style:parent-style-name="Standard" style:family="paragraph">
      <style:text-properties fo:language="es" fo:country="MX"/>
    </style:style>
    <style:style style:name="P304" style:parent-style-name="Standard" style:family="paragraph">
      <style:text-properties fo:language="es" fo:country="MX"/>
    </style:style>
    <style:style style:name="P305" style:parent-style-name="Standard" style:family="paragraph">
      <style:text-properties fo:language="es" fo:country="MX"/>
    </style:style>
    <style:style style:name="P306" style:parent-style-name="Standard" style:family="paragraph">
      <style:text-properties fo:language="es" fo:country="MX"/>
    </style:style>
    <style:style style:name="P307" style:parent-style-name="Standard" style:family="paragraph">
      <style:text-properties fo:language="es" fo:country="MX"/>
    </style:style>
    <style:style style:name="P308" style:parent-style-name="Standard" style:family="paragraph">
      <style:text-properties fo:language="es" fo:country="MX"/>
    </style:style>
    <style:style style:name="P309" style:parent-style-name="Standard" style:family="paragraph">
      <style:text-properties fo:language="es" fo:country="MX"/>
    </style:style>
    <style:style style:name="P310" style:parent-style-name="Standard" style:family="paragraph">
      <style:text-properties fo:language="es" fo:country="MX"/>
    </style:style>
    <style:style style:name="P311" style:parent-style-name="Standard" style:family="paragraph">
      <style:text-properties fo:language="es" fo:country="MX"/>
    </style:style>
    <style:style style:name="P312" style:parent-style-name="Standard" style:family="paragraph">
      <style:text-properties fo:language="es" fo:country="MX"/>
    </style:style>
    <style:style style:name="P313" style:parent-style-name="Standard" style:family="paragraph">
      <style:text-properties fo:language="es" fo:country="MX"/>
    </style:style>
    <style:style style:name="P314" style:parent-style-name="Standard" style:family="paragraph">
      <style:text-properties fo:language="es" fo:country="MX"/>
    </style:style>
    <style:style style:name="P315" style:parent-style-name="Standard" style:family="paragraph">
      <style:text-properties fo:language="es" fo:country="MX"/>
    </style:style>
    <style:style style:name="P316" style:parent-style-name="Standard" style:family="paragraph">
      <style:text-properties fo:language="es" fo:country="MX"/>
    </style:style>
    <style:style style:name="P317" style:parent-style-name="Standard" style:family="paragraph">
      <style:text-properties fo:language="es" fo:country="MX"/>
    </style:style>
    <style:style style:name="P318" style:parent-style-name="Standard" style:family="paragraph">
      <style:text-properties fo:language="es" fo:country="MX"/>
    </style:style>
    <style:style style:name="P319" style:parent-style-name="Standard" style:family="paragraph">
      <style:text-properties fo:language="es" fo:country="MX"/>
    </style:style>
    <style:style style:name="P320" style:parent-style-name="Standard" style:family="paragraph">
      <style:text-properties fo:language="es" fo:country="MX"/>
    </style:style>
    <style:style style:name="P321" style:parent-style-name="Standard" style:family="paragraph">
      <style:text-properties fo:language="es" fo:country="MX"/>
    </style:style>
    <style:style style:name="P322" style:parent-style-name="Standard" style:family="paragraph">
      <style:text-properties fo:language="es" fo:country="MX"/>
    </style:style>
    <style:style style:name="P323" style:parent-style-name="Standard" style:family="paragraph">
      <style:text-properties fo:language="es" fo:country="MX"/>
    </style:style>
    <style:style style:name="P324" style:parent-style-name="Standard" style:family="paragraph">
      <style:text-properties fo:language="es" fo:country="MX"/>
    </style:style>
    <style:style style:name="P325" style:parent-style-name="Standard" style:family="paragraph">
      <style:text-properties fo:language="es" fo:country="MX"/>
    </style:style>
    <style:style style:name="P326" style:parent-style-name="Standard" style:family="paragraph">
      <style:text-properties fo:language="es" fo:country="MX"/>
    </style:style>
    <style:style style:name="P327" style:parent-style-name="Standard" style:family="paragraph">
      <style:text-properties fo:language="es" fo:country="MX"/>
    </style:style>
    <style:style style:name="P328" style:parent-style-name="Standard" style:family="paragraph">
      <style:text-properties fo:language="es" fo:country="MX"/>
    </style:style>
    <style:style style:name="P329" style:parent-style-name="Standard" style:family="paragraph">
      <style:text-properties fo:language="es" fo:country="MX"/>
    </style:style>
    <style:style style:name="P330" style:parent-style-name="Standard" style:family="paragraph">
      <style:text-properties fo:language="es" fo:country="MX"/>
    </style:style>
    <style:style style:name="P331" style:parent-style-name="Standard" style:family="paragraph">
      <style:text-properties fo:language="es" fo:country="MX"/>
    </style:style>
    <style:style style:name="P332" style:parent-style-name="Standard" style:family="paragraph">
      <style:text-properties fo:language="es" fo:country="MX"/>
    </style:style>
    <style:style style:name="P333" style:parent-style-name="Standard" style:family="paragraph">
      <style:text-properties fo:language="es" fo:country="MX"/>
    </style:style>
    <style:style style:name="P334" style:parent-style-name="Standard" style:family="paragraph">
      <style:text-properties fo:language="es" fo:country="MX"/>
    </style:style>
    <style:style style:name="P335" style:parent-style-name="Standard" style:family="paragraph">
      <style:text-properties fo:language="es" fo:country="MX"/>
    </style:style>
    <style:style style:name="P336" style:parent-style-name="Standard" style:family="paragraph">
      <style:text-properties fo:language="es" fo:country="MX"/>
    </style:style>
    <style:style style:name="P337" style:parent-style-name="Standard" style:family="paragraph">
      <style:text-properties fo:language="es" fo:country="MX"/>
    </style:style>
    <style:style style:name="P338" style:parent-style-name="Standard" style:family="paragraph">
      <style:text-properties fo:language="es" fo:country="MX"/>
    </style:style>
    <style:style style:name="P339" style:parent-style-name="Standard" style:family="paragraph">
      <style:text-properties fo:language="es" fo:country="MX"/>
    </style:style>
    <style:style style:name="P340" style:parent-style-name="Standard" style:family="paragraph">
      <style:text-properties fo:language="es" fo:country="MX"/>
    </style:style>
    <style:style style:name="P341" style:parent-style-name="Standard" style:family="paragraph">
      <style:text-properties fo:language="es" fo:country="MX"/>
    </style:style>
    <style:style style:name="P342" style:parent-style-name="Standard" style:family="paragraph">
      <style:text-properties fo:language="es" fo:country="MX"/>
    </style:style>
    <style:style style:name="P343" style:parent-style-name="Standard" style:family="paragraph">
      <style:text-properties fo:language="es" fo:country="MX"/>
    </style:style>
    <style:style style:name="P344" style:parent-style-name="Standard" style:family="paragraph">
      <style:text-properties fo:language="es" fo:country="MX"/>
    </style:style>
    <style:style style:name="P345" style:parent-style-name="Standard" style:family="paragraph">
      <style:text-properties fo:language="es" fo:country="MX"/>
    </style:style>
    <style:style style:name="P346" style:parent-style-name="Standard" style:family="paragraph">
      <style:text-properties fo:language="es" fo:country="MX"/>
    </style:style>
    <style:style style:name="P347" style:parent-style-name="Standard" style:family="paragraph">
      <style:text-properties fo:language="es" fo:country="MX"/>
    </style:style>
    <style:style style:name="P348" style:parent-style-name="Standard" style:family="paragraph">
      <style:text-properties fo:language="es" fo:country="MX"/>
    </style:style>
    <style:style style:name="P349" style:parent-style-name="Standard" style:family="paragraph">
      <style:text-properties fo:language="es" fo:country="MX"/>
    </style:style>
    <style:style style:name="P350" style:parent-style-name="Standard" style:family="paragraph">
      <style:text-properties fo:language="es" fo:country="MX"/>
    </style:style>
    <style:style style:name="P351" style:parent-style-name="Standard" style:family="paragraph">
      <style:text-properties fo:language="es" fo:country="MX"/>
    </style:style>
    <style:style style:name="P352" style:parent-style-name="Standard" style:family="paragraph">
      <style:text-properties fo:language="es" fo:country="MX"/>
    </style:style>
    <style:style style:name="P353" style:parent-style-name="Standard" style:family="paragraph">
      <style:text-properties fo:language="es" fo:country="MX"/>
    </style:style>
    <style:style style:name="P354" style:parent-style-name="Standard" style:family="paragraph">
      <style:text-properties fo:language="es" fo:country="MX"/>
    </style:style>
    <style:style style:name="P355" style:parent-style-name="Standard" style:family="paragraph">
      <style:text-properties fo:language="es" fo:country="MX"/>
    </style:style>
    <style:style style:name="P356" style:parent-style-name="Standard" style:family="paragraph">
      <style:text-properties fo:language="es" fo:country="MX"/>
    </style:style>
    <style:style style:name="P357" style:parent-style-name="Standard" style:family="paragraph">
      <style:text-properties fo:language="es" fo:country="MX"/>
    </style:style>
    <style:style style:name="P358" style:parent-style-name="Standard" style:family="paragraph">
      <style:text-properties fo:language="es" fo:country="MX"/>
    </style:style>
    <style:style style:name="P359" style:parent-style-name="Standard" style:family="paragraph">
      <style:text-properties fo:language="es" fo:country="MX"/>
    </style:style>
    <style:style style:name="P360" style:parent-style-name="Standard" style:family="paragraph">
      <style:text-properties fo:language="es" fo:country="MX"/>
    </style:style>
    <style:style style:name="P361" style:parent-style-name="Standard" style:family="paragraph">
      <style:text-properties fo:language="es" fo:country="MX"/>
    </style:style>
    <style:style style:name="P362" style:parent-style-name="Standard" style:family="paragraph">
      <style:text-properties fo:language="es" fo:country="MX"/>
    </style:style>
    <style:style style:name="P363" style:parent-style-name="Standard" style:family="paragraph">
      <style:text-properties fo:language="es" fo:country="MX"/>
    </style:style>
    <style:style style:name="P364" style:parent-style-name="Standard" style:family="paragraph">
      <style:text-properties fo:language="es" fo:country="MX"/>
    </style:style>
    <style:style style:name="P365" style:parent-style-name="Standard" style:family="paragraph">
      <style:text-properties fo:language="es" fo:country="MX"/>
    </style:style>
    <style:style style:name="P366" style:parent-style-name="Standard" style:family="paragraph">
      <style:text-properties fo:language="es" fo:country="MX"/>
    </style:style>
    <style:style style:name="P367" style:parent-style-name="Standard" style:family="paragraph">
      <style:text-properties fo:language="es" fo:country="MX"/>
    </style:style>
    <style:style style:name="P368" style:parent-style-name="Standard" style:family="paragraph">
      <style:text-properties fo:language="es" fo:country="MX"/>
    </style:style>
    <style:style style:name="P369" style:parent-style-name="Standard" style:family="paragraph">
      <style:text-properties fo:language="es" fo:country="MX"/>
    </style:style>
    <style:style style:name="P370" style:parent-style-name="Standard" style:family="paragraph">
      <style:text-properties fo:language="es" fo:country="MX"/>
    </style:style>
    <style:style style:name="P371" style:parent-style-name="Standard" style:family="paragraph">
      <style:text-properties fo:language="es" fo:country="MX"/>
    </style:style>
    <style:style style:name="P372" style:parent-style-name="Standard" style:family="paragraph">
      <style:text-properties fo:language="es" fo:country="MX"/>
    </style:style>
    <style:style style:name="P373" style:parent-style-name="Standard" style:family="paragraph">
      <style:text-properties fo:language="es" fo:country="MX"/>
    </style:style>
    <style:style style:name="P374" style:parent-style-name="Standard" style:family="paragraph">
      <style:text-properties fo:language="es" fo:country="MX"/>
    </style:style>
    <style:style style:name="P375" style:parent-style-name="Standard" style:family="paragraph">
      <style:text-properties fo:language="es" fo:country="MX"/>
    </style:style>
    <style:style style:name="P376" style:parent-style-name="Standard" style:family="paragraph">
      <style:text-properties fo:language="es" fo:country="MX"/>
    </style:style>
    <style:style style:name="P377" style:parent-style-name="Standard" style:family="paragraph">
      <style:text-properties fo:language="es" fo:country="MX"/>
    </style:style>
    <style:style style:name="P378" style:parent-style-name="Standard" style:family="paragraph">
      <style:text-properties fo:language="es" fo:country="MX"/>
    </style:style>
    <style:style style:name="P379" style:parent-style-name="Standard" style:family="paragraph">
      <style:text-properties fo:language="es" fo:country="MX"/>
    </style:style>
    <style:style style:name="P380" style:parent-style-name="Standard" style:family="paragraph">
      <style:text-properties fo:language="es" fo:country="MX"/>
    </style:style>
    <style:style style:name="P381" style:parent-style-name="Standard" style:family="paragraph">
      <style:text-properties fo:language="es" fo:country="MX"/>
    </style:style>
    <style:style style:name="P382" style:parent-style-name="Standard" style:family="paragraph">
      <style:text-properties fo:language="es" fo:country="MX"/>
    </style:style>
    <style:style style:name="P383" style:parent-style-name="Standard" style:family="paragraph">
      <style:text-properties fo:language="es" fo:country="MX"/>
    </style:style>
    <style:style style:name="P384" style:parent-style-name="Standard" style:family="paragraph">
      <style:text-properties fo:language="es" fo:country="MX"/>
    </style:style>
    <style:style style:name="P385" style:parent-style-name="Standard" style:family="paragraph">
      <style:text-properties fo:language="es" fo:country="MX"/>
    </style:style>
    <style:style style:name="P386" style:parent-style-name="Standard" style:family="paragraph">
      <style:text-properties fo:color="#FF0000" fo:font-size="15pt" style:font-size-asian="15pt" style:font-size-complex="15pt" fo:language="es" fo:country="MX"/>
    </style:style>
    <style:style style:name="P387" style:parent-style-name="Standard" style:family="paragraph">
      <style:text-properties fo:language="es" fo:country="MX"/>
    </style:style>
    <style:style style:name="P388" style:parent-style-name="Standard" style:family="paragraph">
      <style:text-properties fo:language="es" fo:country="MX"/>
    </style:style>
    <style:style style:name="P389" style:parent-style-name="Standard" style:family="paragraph">
      <style:text-properties fo:language="es" fo:country="MX"/>
    </style:style>
    <style:style style:name="P390" style:parent-style-name="Standard" style:family="paragraph">
      <style:text-properties fo:language="es" fo:country="MX"/>
    </style:style>
    <style:style style:name="P391" style:parent-style-name="Standard" style:family="paragraph">
      <style:text-properties fo:language="es" fo:country="MX"/>
    </style:style>
    <style:style style:name="P392" style:parent-style-name="Standard" style:family="paragraph">
      <style:text-properties fo:language="es" fo:country="MX"/>
    </style:style>
    <style:style style:name="P393" style:parent-style-name="Standard" style:family="paragraph">
      <style:text-properties fo:language="es" fo:country="MX"/>
    </style:style>
    <style:style style:name="P394" style:parent-style-name="Standard" style:family="paragraph">
      <style:text-properties fo:language="es" fo:country="MX"/>
    </style:style>
    <style:style style:name="P395" style:parent-style-name="Standard" style:family="paragraph">
      <style:text-properties fo:language="es" fo:country="MX"/>
    </style:style>
    <style:style style:name="P396" style:parent-style-name="Standard" style:family="paragraph">
      <style:text-properties fo:language="es" fo:country="MX"/>
    </style:style>
    <style:style style:name="P397" style:parent-style-name="Standard" style:family="paragraph">
      <style:text-properties fo:language="es" fo:country="MX"/>
    </style:style>
    <style:style style:name="P398" style:parent-style-name="Standard" style:family="paragraph">
      <style:text-properties fo:language="es" fo:country="MX"/>
    </style:style>
    <style:style style:name="P399" style:parent-style-name="Standard" style:family="paragraph">
      <style:text-properties fo:language="es" fo:country="MX"/>
    </style:style>
    <style:style style:name="P400" style:parent-style-name="Standard" style:family="paragraph">
      <style:text-properties fo:language="es" fo:country="MX"/>
    </style:style>
    <style:style style:name="P401" style:parent-style-name="Standard" style:family="paragraph">
      <style:text-properties fo:language="es" fo:country="MX"/>
    </style:style>
    <style:style style:name="P402" style:parent-style-name="Standard" style:family="paragraph">
      <style:text-properties fo:language="es" fo:country="MX"/>
    </style:style>
    <style:style style:name="P403" style:parent-style-name="Standard" style:family="paragraph">
      <style:text-properties fo:language="es" fo:country="MX"/>
    </style:style>
    <style:style style:name="P404" style:parent-style-name="Standard" style:family="paragraph">
      <style:text-properties fo:language="es" fo:country="MX"/>
    </style:style>
    <style:style style:name="P405" style:parent-style-name="Standard" style:family="paragraph">
      <style:text-properties fo:language="es" fo:country="MX"/>
    </style:style>
    <style:style style:name="P406" style:parent-style-name="Standard" style:family="paragraph">
      <style:text-properties fo:language="es" fo:country="MX"/>
    </style:style>
    <style:style style:name="P407" style:parent-style-name="Standard" style:family="paragraph">
      <style:text-properties fo:language="es" fo:country="MX"/>
    </style:style>
    <style:style style:name="P408" style:parent-style-name="Standard" style:family="paragraph">
      <style:text-properties fo:language="es" fo:country="MX"/>
    </style:style>
    <style:style style:name="P409" style:parent-style-name="Standard" style:family="paragraph">
      <style:text-properties fo:language="es" fo:country="MX"/>
    </style:style>
    <style:style style:name="P410" style:parent-style-name="Standard" style:family="paragraph">
      <style:text-properties fo:language="es" fo:country="MX"/>
    </style:style>
    <style:style style:name="P411" style:parent-style-name="Standard" style:family="paragraph">
      <style:text-properties fo:language="es" fo:country="MX"/>
    </style:style>
    <style:style style:name="P412" style:parent-style-name="Standard" style:family="paragraph">
      <style:text-properties fo:language="es" fo:country="MX"/>
    </style:style>
    <style:style style:name="P413" style:parent-style-name="Standard" style:family="paragraph">
      <style:text-properties fo:language="es" fo:country="MX"/>
    </style:style>
    <style:style style:name="P414" style:parent-style-name="Standard" style:family="paragraph">
      <style:text-properties fo:language="es" fo:country="MX"/>
    </style:style>
    <style:style style:name="P415" style:parent-style-name="Standard" style:family="paragraph">
      <style:text-properties fo:language="es" fo:country="MX"/>
    </style:style>
    <style:style style:name="P416" style:parent-style-name="Standard" style:family="paragraph">
      <style:text-properties fo:language="es" fo:country="MX"/>
    </style:style>
    <style:style style:name="P417" style:parent-style-name="Standard" style:family="paragraph">
      <style:text-properties fo:language="es" fo:country="MX"/>
    </style:style>
    <style:style style:name="P418" style:parent-style-name="Standard" style:family="paragraph">
      <style:text-properties fo:language="es" fo:country="MX"/>
    </style:style>
    <style:style style:name="P419" style:parent-style-name="Standard" style:family="paragraph">
      <style:text-properties fo:language="es" fo:country="MX"/>
    </style:style>
    <style:style style:name="P420" style:parent-style-name="Standard" style:family="paragraph">
      <style:text-properties fo:language="es" fo:country="MX"/>
    </style:style>
    <style:style style:name="P421" style:parent-style-name="Standard" style:family="paragraph">
      <style:text-properties fo:language="es" fo:country="MX"/>
    </style:style>
    <style:style style:name="P422" style:parent-style-name="Standard" style:family="paragraph">
      <style:text-properties fo:language="es" fo:country="MX"/>
    </style:style>
    <style:style style:name="P423" style:parent-style-name="Standard" style:family="paragraph">
      <style:text-properties fo:language="es" fo:country="MX"/>
    </style:style>
    <style:style style:name="P424" style:parent-style-name="Standard" style:family="paragraph">
      <style:text-properties fo:language="es" fo:country="MX"/>
    </style:style>
    <style:style style:name="P425" style:parent-style-name="Standard" style:family="paragraph">
      <style:text-properties fo:language="es" fo:country="MX"/>
    </style:style>
    <style:style style:name="P426" style:parent-style-name="Standard" style:family="paragraph">
      <style:text-properties fo:language="es" fo:country="MX"/>
    </style:style>
    <style:style style:name="P427" style:parent-style-name="Standard" style:family="paragraph">
      <style:text-properties fo:language="es" fo:country="MX"/>
    </style:style>
    <style:style style:name="P428" style:parent-style-name="Standard" style:family="paragraph">
      <style:text-properties fo:language="es" fo:country="MX"/>
    </style:style>
    <style:style style:name="P429" style:parent-style-name="Standard" style:family="paragraph">
      <style:text-properties fo:language="es" fo:country="MX"/>
    </style:style>
    <style:style style:name="P430" style:parent-style-name="Standard" style:family="paragraph">
      <style:text-properties fo:language="es" fo:country="MX"/>
    </style:style>
    <style:style style:name="P431" style:parent-style-name="Standard" style:family="paragraph">
      <style:text-properties fo:language="es" fo:country="MX"/>
    </style:style>
    <style:style style:name="P432" style:parent-style-name="Standard" style:family="paragraph">
      <style:text-properties fo:language="es" fo:country="MX"/>
    </style:style>
    <style:style style:name="P433" style:parent-style-name="Standard" style:family="paragraph">
      <style:text-properties fo:language="es" fo:country="MX"/>
    </style:style>
    <style:style style:name="P434" style:parent-style-name="Standard" style:family="paragraph">
      <style:text-properties fo:language="es" fo:country="MX"/>
    </style:style>
    <style:style style:name="P435" style:parent-style-name="Standard" style:family="paragraph">
      <style:text-properties fo:language="es" fo:country="MX"/>
    </style:style>
    <style:style style:name="P436" style:parent-style-name="Standard" style:family="paragraph">
      <style:text-properties fo:language="es" fo:country="MX"/>
    </style:style>
    <style:style style:name="P437" style:parent-style-name="Standard" style:family="paragraph">
      <style:text-properties fo:language="es" fo:country="MX"/>
    </style:style>
    <style:style style:name="P438" style:parent-style-name="Standard" style:family="paragraph">
      <style:text-properties fo:language="es" fo:country="MX"/>
    </style:style>
    <style:style style:name="P439" style:parent-style-name="Standard" style:family="paragraph">
      <style:text-properties fo:language="es" fo:country="MX"/>
    </style:style>
    <style:style style:name="P440" style:parent-style-name="Standard" style:family="paragraph">
      <style:text-properties fo:language="es" fo:country="MX"/>
    </style:style>
    <style:style style:name="P441" style:parent-style-name="Standard" style:family="paragraph">
      <style:text-properties fo:language="es" fo:country="MX"/>
    </style:style>
    <style:style style:name="P442" style:parent-style-name="Standard" style:family="paragraph">
      <style:text-properties fo:language="es" fo:country="MX"/>
    </style:style>
    <style:style style:name="P443" style:parent-style-name="Standard" style:family="paragraph">
      <style:text-properties fo:language="es" fo:country="MX"/>
    </style:style>
    <style:style style:name="P444" style:parent-style-name="Standard" style:family="paragraph">
      <style:text-properties fo:language="es" fo:country="MX"/>
    </style:style>
    <style:style style:name="P445" style:parent-style-name="Standard" style:family="paragraph">
      <style:text-properties fo:language="es" fo:country="MX"/>
    </style:style>
    <style:style style:name="P446" style:parent-style-name="Standard" style:family="paragraph">
      <style:text-properties fo:language="es" fo:country="MX"/>
    </style:style>
    <style:style style:name="P447" style:parent-style-name="Standard" style:family="paragraph">
      <style:text-properties fo:language="es" fo:country="MX"/>
    </style:style>
    <style:style style:name="P448" style:parent-style-name="Standard" style:family="paragraph">
      <style:text-properties fo:language="es" fo:country="MX"/>
    </style:style>
    <style:style style:name="P449" style:parent-style-name="Standard" style:family="paragraph">
      <style:text-properties fo:language="es" fo:country="MX"/>
    </style:style>
    <style:style style:name="P450" style:parent-style-name="Standard" style:family="paragraph">
      <style:text-properties fo:language="es" fo:country="MX"/>
    </style:style>
    <style:style style:name="P451" style:parent-style-name="Standard" style:family="paragraph">
      <style:text-properties fo:language="es" fo:country="MX"/>
    </style:style>
    <style:style style:name="P452" style:parent-style-name="Standard" style:family="paragraph">
      <style:text-properties fo:language="es" fo:country="MX"/>
    </style:style>
    <style:style style:name="P453" style:parent-style-name="Standard" style:family="paragraph">
      <style:text-properties fo:language="es" fo:country="MX"/>
    </style:style>
    <style:style style:name="P454" style:parent-style-name="Standard" style:family="paragraph">
      <style:text-properties fo:language="es" fo:country="MX"/>
    </style:style>
    <style:style style:name="P455" style:parent-style-name="Standard" style:family="paragraph">
      <style:text-properties fo:language="es" fo:country="MX"/>
    </style:style>
    <style:style style:name="P456" style:parent-style-name="Standard" style:family="paragraph">
      <style:text-properties fo:language="es" fo:country="MX"/>
    </style:style>
    <style:style style:name="P457" style:parent-style-name="Standard" style:family="paragraph">
      <style:text-properties fo:language="es" fo:country="MX"/>
    </style:style>
    <style:style style:name="P458" style:parent-style-name="Standard" style:family="paragraph">
      <style:text-properties fo:language="es" fo:country="MX"/>
    </style:style>
    <style:style style:name="P459" style:parent-style-name="Standard" style:family="paragraph">
      <style:text-properties fo:language="es" fo:country="MX"/>
    </style:style>
    <style:style style:name="P460" style:parent-style-name="Standard" style:family="paragraph">
      <style:text-properties fo:language="es" fo:country="MX"/>
    </style:style>
    <style:style style:name="P461" style:parent-style-name="Standard" style:family="paragraph">
      <style:text-properties fo:language="es" fo:country="MX"/>
    </style:style>
    <style:style style:name="P462" style:parent-style-name="Standard" style:family="paragraph">
      <style:text-properties fo:language="es" fo:country="MX"/>
    </style:style>
    <style:style style:name="P463" style:parent-style-name="Standard" style:family="paragraph">
      <style:text-properties fo:language="es" fo:country="MX"/>
    </style:style>
    <style:style style:name="P464" style:parent-style-name="Standard" style:family="paragraph">
      <style:text-properties fo:language="es" fo:country="MX"/>
    </style:style>
    <style:style style:name="P465" style:parent-style-name="Standard" style:family="paragraph">
      <style:text-properties fo:language="es" fo:country="MX"/>
    </style:style>
    <style:style style:name="P466" style:parent-style-name="Standard" style:family="paragraph">
      <style:text-properties fo:language="es" fo:country="MX"/>
    </style:style>
    <style:style style:name="P467" style:parent-style-name="Standard" style:family="paragraph">
      <style:text-properties fo:language="es" fo:country="MX"/>
    </style:style>
    <style:style style:name="P468" style:parent-style-name="Standard" style:family="paragraph">
      <style:text-properties fo:language="es" fo:country="MX"/>
    </style:style>
    <style:style style:name="P469" style:parent-style-name="Standard" style:family="paragraph">
      <style:text-properties fo:language="es" fo:country="MX"/>
    </style:style>
    <style:style style:name="P470" style:parent-style-name="Standard" style:family="paragraph">
      <style:text-properties fo:language="es" fo:country="MX"/>
    </style:style>
    <style:style style:name="P471" style:parent-style-name="Standard" style:family="paragraph">
      <style:text-properties fo:language="es" fo:country="MX"/>
    </style:style>
    <style:style style:name="P472" style:parent-style-name="Standard" style:family="paragraph">
      <style:text-properties fo:language="es" fo:country="MX"/>
    </style:style>
    <style:style style:name="P473" style:parent-style-name="Standard" style:family="paragraph">
      <style:text-properties fo:language="es" fo:country="MX"/>
    </style:style>
    <style:style style:name="P474" style:parent-style-name="Standard" style:family="paragraph">
      <style:text-properties fo:language="es" fo:country="MX"/>
    </style:style>
    <style:style style:name="P475" style:parent-style-name="Standard" style:family="paragraph">
      <style:text-properties fo:language="es" fo:country="MX"/>
    </style:style>
    <style:style style:name="P476" style:parent-style-name="Standard" style:family="paragraph">
      <style:text-properties fo:language="es" fo:country="MX"/>
    </style:style>
    <style:style style:name="P477" style:parent-style-name="Standard" style:family="paragraph">
      <style:text-properties fo:language="es" fo:country="MX"/>
    </style:style>
    <style:style style:name="P478" style:parent-style-name="Standard" style:family="paragraph">
      <style:text-properties fo:language="es" fo:country="MX"/>
    </style:style>
    <style:style style:name="P479" style:parent-style-name="Standard" style:family="paragraph">
      <style:text-properties fo:language="es" fo:country="MX"/>
    </style:style>
    <style:style style:name="P480" style:parent-style-name="Standard" style:family="paragraph">
      <style:text-properties fo:language="es" fo:country="MX"/>
    </style:style>
    <style:style style:name="P481" style:parent-style-name="Standard" style:family="paragraph">
      <style:text-properties fo:language="es" fo:country="MX"/>
    </style:style>
    <style:style style:name="P482" style:parent-style-name="Standard" style:family="paragraph">
      <style:text-properties fo:language="es" fo:country="MX"/>
    </style:style>
    <style:style style:name="P483" style:parent-style-name="Standard" style:family="paragraph">
      <style:text-properties fo:language="es" fo:country="MX"/>
    </style:style>
    <style:style style:name="P484" style:parent-style-name="Standard" style:family="paragraph">
      <style:text-properties fo:language="es" fo:country="MX"/>
    </style:style>
    <style:style style:name="P485" style:parent-style-name="Standard" style:family="paragraph">
      <style:text-properties fo:language="es" fo:country="MX"/>
    </style:style>
    <style:style style:name="P486" style:parent-style-name="Standard" style:family="paragraph">
      <style:text-properties fo:language="es" fo:country="MX"/>
    </style:style>
    <style:style style:name="P487" style:parent-style-name="Standard" style:family="paragraph">
      <style:text-properties fo:language="es" fo:country="MX"/>
    </style:style>
    <style:style style:name="P488" style:parent-style-name="Standard" style:family="paragraph">
      <style:text-properties fo:language="es" fo:country="MX"/>
    </style:style>
    <style:style style:name="P489" style:parent-style-name="Standard" style:family="paragraph">
      <style:text-properties fo:language="es" fo:country="MX"/>
    </style:style>
    <style:style style:name="P490" style:parent-style-name="Standard" style:family="paragraph">
      <style:text-properties fo:language="es" fo:country="MX"/>
    </style:style>
    <style:style style:name="P491" style:parent-style-name="Standard" style:family="paragraph">
      <style:text-properties fo:language="es" fo:country="MX"/>
    </style:style>
    <style:style style:name="P492" style:parent-style-name="Standard" style:family="paragraph">
      <style:text-properties fo:language="es" fo:country="MX"/>
    </style:style>
    <style:style style:name="P493" style:parent-style-name="Standard" style:family="paragraph">
      <style:text-properties fo:language="es" fo:country="MX"/>
    </style:style>
    <style:style style:name="P494" style:parent-style-name="Standard" style:family="paragraph">
      <style:text-properties fo:language="es" fo:country="MX"/>
    </style:style>
    <style:style style:name="P495" style:parent-style-name="Standard" style:family="paragraph">
      <style:text-properties fo:language="es" fo:country="MX"/>
    </style:style>
    <style:style style:name="P496" style:parent-style-name="Standard" style:family="paragraph">
      <style:text-properties fo:language="es" fo:country="MX"/>
    </style:style>
    <style:style style:name="P497" style:parent-style-name="Standard" style:family="paragraph">
      <style:text-properties fo:language="es" fo:country="MX"/>
    </style:style>
    <style:style style:name="P498" style:parent-style-name="Standard" style:family="paragraph">
      <style:text-properties fo:language="es" fo:country="MX"/>
    </style:style>
    <style:style style:name="P499" style:parent-style-name="Standard" style:family="paragraph">
      <style:text-properties fo:language="es" fo:country="MX"/>
    </style:style>
    <style:style style:name="P500" style:parent-style-name="Standard" style:family="paragraph">
      <style:text-properties fo:language="es" fo:country="MX"/>
    </style:style>
    <style:style style:name="P501" style:parent-style-name="Standard" style:family="paragraph">
      <style:text-properties fo:language="es" fo:country="MX"/>
    </style:style>
    <style:style style:name="P502" style:parent-style-name="Standard" style:family="paragraph">
      <style:text-properties fo:language="es" fo:country="MX"/>
    </style:style>
    <style:style style:name="P503" style:parent-style-name="Standard" style:family="paragraph">
      <style:text-properties fo:language="es" fo:country="MX"/>
    </style:style>
    <style:style style:name="P504" style:parent-style-name="Standard" style:family="paragraph">
      <style:text-properties fo:language="es" fo:country="MX"/>
    </style:style>
    <style:style style:name="P505" style:parent-style-name="Standard" style:family="paragraph">
      <style:text-properties fo:language="es" fo:country="MX"/>
    </style:style>
    <style:style style:name="P506" style:parent-style-name="Standard" style:family="paragraph">
      <style:text-properties fo:language="es" fo:country="MX"/>
    </style:style>
    <style:style style:name="P507" style:parent-style-name="Standard" style:family="paragraph">
      <style:text-properties fo:language="es" fo:country="MX"/>
    </style:style>
    <style:style style:name="P508" style:parent-style-name="Standard" style:family="paragraph">
      <style:text-properties fo:language="es" fo:country="MX"/>
    </style:style>
    <style:style style:name="P509" style:parent-style-name="Standard" style:family="paragraph">
      <style:text-properties fo:language="es" fo:country="MX"/>
    </style:style>
    <style:style style:name="P510" style:parent-style-name="Standard" style:family="paragraph">
      <style:text-properties fo:language="es" fo:country="MX"/>
    </style:style>
    <style:style style:name="P511" style:parent-style-name="Standard" style:family="paragraph">
      <style:text-properties fo:language="es" fo:country="MX"/>
    </style:style>
    <style:style style:name="P512" style:parent-style-name="Standard" style:family="paragraph">
      <style:text-properties fo:language="es" fo:country="MX"/>
    </style:style>
    <style:style style:name="P513" style:parent-style-name="Standard" style:family="paragraph">
      <style:text-properties fo:language="es" fo:country="MX"/>
    </style:style>
    <style:style style:name="P514" style:parent-style-name="Standard" style:family="paragraph">
      <style:text-properties fo:language="es" fo:country="MX"/>
    </style:style>
    <style:style style:name="P515" style:parent-style-name="Standard" style:family="paragraph">
      <style:text-properties fo:language="es" fo:country="MX"/>
    </style:style>
    <style:style style:name="P516" style:parent-style-name="Standard" style:family="paragraph">
      <style:text-properties fo:language="es" fo:country="MX"/>
    </style:style>
    <style:style style:name="P517" style:parent-style-name="Standard" style:family="paragraph">
      <style:text-properties fo:language="es" fo:country="MX"/>
    </style:style>
    <style:style style:name="P518" style:parent-style-name="Standard" style:family="paragraph">
      <style:text-properties fo:language="es" fo:country="MX"/>
    </style:style>
    <style:style style:name="P519" style:parent-style-name="Standard" style:family="paragraph">
      <style:text-properties fo:language="es" fo:country="MX"/>
    </style:style>
    <style:style style:name="P520" style:parent-style-name="Standard" style:family="paragraph">
      <style:text-properties fo:language="es" fo:country="MX"/>
    </style:style>
    <style:style style:name="P521" style:parent-style-name="Standard" style:family="paragraph">
      <style:text-properties fo:language="es" fo:country="MX"/>
    </style:style>
    <style:style style:name="P522" style:parent-style-name="Standard" style:family="paragraph">
      <style:text-properties fo:language="es" fo:country="MX"/>
    </style:style>
    <style:style style:name="P523" style:parent-style-name="Standard" style:family="paragraph">
      <style:text-properties fo:language="es" fo:country="MX"/>
    </style:style>
    <style:style style:name="P524" style:parent-style-name="Standard" style:family="paragraph">
      <style:text-properties fo:language="es" fo:country="MX"/>
    </style:style>
    <style:style style:name="P525" style:parent-style-name="Standard" style:family="paragraph">
      <style:text-properties fo:language="es" fo:country="MX"/>
    </style:style>
    <style:style style:name="P526" style:parent-style-name="Standard" style:family="paragraph">
      <style:text-properties fo:language="es" fo:country="MX"/>
    </style:style>
    <style:style style:name="P527" style:parent-style-name="Standard" style:family="paragraph">
      <style:text-properties fo:language="es" fo:country="MX"/>
    </style:style>
    <style:style style:name="P528" style:parent-style-name="Standard" style:family="paragraph">
      <style:text-properties fo:language="es" fo:country="MX"/>
    </style:style>
    <style:style style:name="P529" style:parent-style-name="Standard" style:family="paragraph">
      <style:text-properties fo:language="es" fo:country="MX"/>
    </style:style>
    <style:style style:name="P530" style:parent-style-name="Standard" style:family="paragraph">
      <style:text-properties fo:language="es" fo:country="MX"/>
    </style:style>
    <style:style style:name="P531" style:parent-style-name="Standard" style:family="paragraph">
      <style:text-properties fo:language="es" fo:country="MX"/>
    </style:style>
    <style:style style:name="P532" style:parent-style-name="Standard" style:family="paragraph">
      <style:text-properties fo:language="es" fo:country="MX"/>
    </style:style>
    <style:style style:name="P533" style:parent-style-name="Standard" style:family="paragraph">
      <style:text-properties fo:language="es" fo:country="MX"/>
    </style:style>
    <style:style style:name="P534" style:parent-style-name="Standard" style:family="paragraph">
      <style:text-properties fo:language="es" fo:country="MX"/>
    </style:style>
    <style:style style:name="P535" style:parent-style-name="Standard" style:family="paragraph">
      <style:text-properties fo:language="es" fo:country="MX"/>
    </style:style>
    <style:style style:name="P536" style:parent-style-name="Standard" style:family="paragraph">
      <style:text-properties fo:language="es" fo:country="MX"/>
    </style:style>
    <style:style style:name="P537" style:parent-style-name="Standard" style:family="paragraph">
      <style:text-properties fo:language="es" fo:country="MX"/>
    </style:style>
    <style:style style:name="P538" style:parent-style-name="Standard" style:family="paragraph">
      <style:text-properties fo:language="es" fo:country="MX"/>
    </style:style>
    <style:style style:name="P539" style:parent-style-name="Standard" style:family="paragraph">
      <style:text-properties fo:language="es" fo:country="MX"/>
    </style:style>
    <style:style style:name="P540" style:parent-style-name="Standard" style:family="paragraph">
      <style:text-properties fo:language="es" fo:country="MX"/>
    </style:style>
    <style:style style:name="P541" style:parent-style-name="Standard" style:family="paragraph">
      <style:text-properties fo:language="es" fo:country="MX"/>
    </style:style>
    <style:style style:name="P542" style:parent-style-name="Standard" style:family="paragraph">
      <style:text-properties fo:language="es" fo:country="MX"/>
    </style:style>
    <style:style style:name="P543" style:parent-style-name="Standard" style:family="paragraph">
      <style:text-properties fo:language="es" fo:country="MX"/>
    </style:style>
    <style:style style:name="P544" style:parent-style-name="Standard" style:family="paragraph">
      <style:text-properties fo:language="es" fo:country="MX"/>
    </style:style>
    <style:style style:name="P545" style:parent-style-name="Standard" style:family="paragraph">
      <style:text-properties fo:language="es" fo:country="MX"/>
    </style:style>
    <style:style style:name="P546" style:parent-style-name="Standard" style:family="paragraph">
      <style:text-properties fo:language="es" fo:country="MX"/>
    </style:style>
    <style:style style:name="P547" style:parent-style-name="Standard" style:family="paragraph">
      <style:text-properties fo:language="es" fo:country="MX"/>
    </style:style>
    <style:style style:name="P548" style:parent-style-name="Standard" style:family="paragraph">
      <style:text-properties fo:language="es" fo:country="MX"/>
    </style:style>
    <style:style style:name="P549" style:parent-style-name="Standard" style:family="paragraph">
      <style:text-properties fo:language="es" fo:country="MX"/>
    </style:style>
    <style:style style:name="P550" style:parent-style-name="Standard" style:family="paragraph">
      <style:text-properties fo:language="es" fo:country="MX"/>
    </style:style>
    <style:style style:name="P551" style:parent-style-name="Standard" style:family="paragraph">
      <style:text-properties fo:language="es" fo:country="MX"/>
    </style:style>
    <style:style style:name="P552" style:parent-style-name="Standard" style:family="paragraph">
      <style:text-properties fo:language="es" fo:country="MX"/>
    </style:style>
    <style:style style:name="P553" style:parent-style-name="Standard" style:family="paragraph">
      <style:text-properties fo:language="es" fo:country="MX"/>
    </style:style>
    <style:style style:name="P554" style:parent-style-name="Standard" style:family="paragraph">
      <style:text-properties fo:language="es" fo:country="MX"/>
    </style:style>
    <style:style style:name="P555" style:parent-style-name="Standard" style:family="paragraph">
      <style:text-properties fo:language="es" fo:country="MX"/>
    </style:style>
    <style:style style:name="P556" style:parent-style-name="Standard" style:family="paragraph">
      <style:text-properties fo:language="es" fo:country="MX"/>
    </style:style>
    <style:style style:name="P557" style:parent-style-name="Standard" style:family="paragraph">
      <style:text-properties fo:language="es" fo:country="MX"/>
    </style:style>
    <style:style style:name="P558" style:parent-style-name="Standard" style:family="paragraph">
      <style:text-properties fo:language="es" fo:country="MX"/>
    </style:style>
    <style:style style:name="P559" style:parent-style-name="Standard" style:family="paragraph">
      <style:text-properties fo:language="es" fo:country="MX"/>
    </style:style>
    <style:style style:name="P560" style:parent-style-name="Standard" style:family="paragraph">
      <style:text-properties fo:language="es" fo:country="MX"/>
    </style:style>
    <style:style style:name="P561" style:parent-style-name="Standard" style:family="paragraph">
      <style:text-properties fo:language="es" fo:country="MX"/>
    </style:style>
    <style:style style:name="P562" style:parent-style-name="Standard" style:family="paragraph">
      <style:text-properties fo:language="es" fo:country="MX"/>
    </style:style>
    <style:style style:name="P563" style:parent-style-name="Standard" style:family="paragraph">
      <style:text-properties fo:language="es" fo:country="MX"/>
    </style:style>
    <style:style style:name="P564" style:parent-style-name="Standard" style:family="paragraph">
      <style:text-properties fo:language="es" fo:country="MX"/>
    </style:style>
    <style:style style:name="P565" style:parent-style-name="Standard" style:family="paragraph">
      <style:text-properties fo:language="es" fo:country="MX"/>
    </style:style>
    <style:style style:name="P566" style:parent-style-name="Standard" style:family="paragraph">
      <style:text-properties fo:language="es" fo:country="MX"/>
    </style:style>
    <style:style style:name="P567" style:parent-style-name="Standard" style:family="paragraph">
      <style:text-properties fo:language="es" fo:country="MX"/>
    </style:style>
    <style:style style:name="P568" style:parent-style-name="Standard" style:family="paragraph">
      <style:text-properties fo:language="es" fo:country="MX"/>
    </style:style>
    <style:style style:name="P569" style:parent-style-name="Standard" style:family="paragraph">
      <style:text-properties fo:language="es" fo:country="MX"/>
    </style:style>
    <style:style style:name="P570" style:parent-style-name="Standard" style:family="paragraph">
      <style:text-properties fo:language="es" fo:country="MX"/>
    </style:style>
    <style:style style:name="P571" style:parent-style-name="Standard" style:family="paragraph">
      <style:text-properties fo:language="es" fo:country="MX"/>
    </style:style>
    <style:style style:name="P572" style:parent-style-name="Standard" style:family="paragraph">
      <style:text-properties fo:language="es" fo:country="MX"/>
    </style:style>
    <style:style style:name="P573" style:parent-style-name="Standard" style:family="paragraph">
      <style:text-properties fo:language="es" fo:country="MX"/>
    </style:style>
    <style:style style:name="P574" style:parent-style-name="Standard" style:family="paragraph">
      <style:text-properties fo:language="es" fo:country="MX"/>
    </style:style>
    <style:style style:name="P575" style:parent-style-name="Standard" style:family="paragraph">
      <style:text-properties fo:language="es" fo:country="MX"/>
    </style:style>
    <style:style style:name="P576" style:parent-style-name="Standard" style:family="paragraph">
      <style:text-properties fo:language="es" fo:country="MX"/>
    </style:style>
    <style:style style:name="P577" style:parent-style-name="Standard" style:family="paragraph">
      <style:text-properties fo:language="es" fo:country="MX"/>
    </style:style>
    <style:style style:name="P578" style:parent-style-name="Standard" style:family="paragraph">
      <style:text-properties fo:language="es" fo:country="MX"/>
    </style:style>
    <style:style style:name="P579" style:parent-style-name="Standard" style:family="paragraph">
      <style:text-properties fo:language="es" fo:country="MX"/>
    </style:style>
    <style:style style:name="P580" style:parent-style-name="Standard" style:family="paragraph">
      <style:text-properties fo:language="es" fo:country="MX"/>
    </style:style>
    <style:style style:name="P581" style:parent-style-name="Standard" style:family="paragraph">
      <style:text-properties fo:language="es" fo:country="MX"/>
    </style:style>
    <style:style style:name="P582" style:parent-style-name="Standard" style:family="paragraph">
      <style:text-properties fo:language="es" fo:country="MX"/>
    </style:style>
    <style:style style:name="P583" style:parent-style-name="Standard" style:family="paragraph">
      <style:text-properties fo:language="es" fo:country="MX"/>
    </style:style>
    <style:style style:name="P584" style:parent-style-name="Standard" style:family="paragraph">
      <style:text-properties fo:color="#FF0000" fo:font-size="15pt" style:font-size-asian="15pt" style:font-size-complex="15pt" fo:language="es" fo:country="MX"/>
    </style:style>
    <style:style style:name="P585" style:parent-style-name="Standard" style:family="paragraph">
      <style:text-properties fo:language="es" fo:country="MX"/>
    </style:style>
    <style:style style:name="P586" style:parent-style-name="Standard" style:family="paragraph">
      <style:text-properties fo:language="es" fo:country="MX"/>
    </style:style>
    <style:style style:name="P587" style:parent-style-name="Standard" style:family="paragraph">
      <style:text-properties fo:language="es" fo:country="MX"/>
    </style:style>
    <style:style style:name="P588" style:parent-style-name="Standard" style:family="paragraph">
      <style:text-properties fo:language="es" fo:country="MX"/>
    </style:style>
    <style:style style:name="P589" style:parent-style-name="Standard" style:family="paragraph">
      <style:text-properties fo:language="es" fo:country="MX"/>
    </style:style>
    <style:style style:name="P590" style:parent-style-name="Standard" style:family="paragraph">
      <style:text-properties fo:language="es" fo:country="MX"/>
    </style:style>
    <style:style style:name="P591" style:parent-style-name="Standard" style:family="paragraph">
      <style:text-properties fo:language="es" fo:country="MX"/>
    </style:style>
    <style:style style:name="P592" style:parent-style-name="Standard" style:family="paragraph">
      <style:text-properties fo:language="es" fo:country="MX"/>
    </style:style>
    <style:style style:name="P593" style:parent-style-name="Standard" style:family="paragraph">
      <style:text-properties fo:language="es" fo:country="MX"/>
    </style:style>
    <style:style style:name="P594" style:parent-style-name="Standard" style:family="paragraph">
      <style:text-properties fo:language="es" fo:country="MX"/>
    </style:style>
    <style:style style:name="P595" style:parent-style-name="Standard" style:family="paragraph">
      <style:text-properties fo:language="es" fo:country="MX"/>
    </style:style>
    <style:style style:name="P596" style:parent-style-name="Standard" style:family="paragraph">
      <style:text-properties fo:language="es" fo:country="MX"/>
    </style:style>
    <style:style style:name="P597" style:parent-style-name="Standard" style:family="paragraph">
      <style:text-properties fo:language="es" fo:country="MX"/>
    </style:style>
    <style:style style:name="P598" style:parent-style-name="Standard" style:family="paragraph">
      <style:text-properties fo:language="es" fo:country="MX"/>
    </style:style>
    <style:style style:name="P599" style:parent-style-name="Standard" style:family="paragraph">
      <style:text-properties fo:language="es" fo:country="MX"/>
    </style:style>
    <style:style style:name="P600" style:parent-style-name="Standard" style:family="paragraph">
      <style:text-properties fo:language="es" fo:country="MX"/>
    </style:style>
    <style:style style:name="P601" style:parent-style-name="Standard" style:family="paragraph">
      <style:text-properties fo:language="es" fo:country="MX"/>
    </style:style>
    <style:style style:name="P602" style:parent-style-name="Standard" style:family="paragraph">
      <style:text-properties fo:language="es" fo:country="MX"/>
    </style:style>
    <style:style style:name="P603" style:parent-style-name="Standard" style:family="paragraph">
      <style:text-properties fo:language="es" fo:country="MX"/>
    </style:style>
    <style:style style:name="P604" style:parent-style-name="Standard" style:family="paragraph">
      <style:text-properties fo:language="es" fo:country="MX"/>
    </style:style>
    <style:style style:name="P605" style:parent-style-name="Standard" style:family="paragraph">
      <style:text-properties fo:language="es" fo:country="MX"/>
    </style:style>
    <style:style style:name="P606" style:parent-style-name="Standard" style:family="paragraph">
      <style:text-properties fo:language="es" fo:country="MX"/>
    </style:style>
    <style:style style:name="P607" style:parent-style-name="Standard" style:family="paragraph">
      <style:text-properties fo:language="es" fo:country="MX"/>
    </style:style>
    <style:style style:name="P608" style:parent-style-name="Standard" style:family="paragraph">
      <style:text-properties fo:language="es" fo:country="MX"/>
    </style:style>
    <style:style style:name="P609" style:parent-style-name="Standard" style:family="paragraph">
      <style:text-properties fo:language="es" fo:country="MX"/>
    </style:style>
    <style:style style:name="P610" style:parent-style-name="Standard" style:family="paragraph">
      <style:text-properties fo:language="es" fo:country="MX"/>
    </style:style>
    <style:style style:name="P611" style:parent-style-name="Standard" style:family="paragraph">
      <style:text-properties fo:language="es" fo:country="MX"/>
    </style:style>
    <style:style style:name="P612" style:parent-style-name="Standard" style:family="paragraph">
      <style:text-properties fo:language="es" fo:country="MX"/>
    </style:style>
    <style:style style:name="P613" style:parent-style-name="Standard" style:family="paragraph">
      <style:text-properties fo:language="es" fo:country="MX"/>
    </style:style>
    <style:style style:name="P614" style:parent-style-name="Standard" style:family="paragraph">
      <style:text-properties fo:language="es" fo:country="MX"/>
    </style:style>
    <style:style style:name="P615" style:parent-style-name="Standard" style:family="paragraph">
      <style:text-properties fo:language="es" fo:country="MX"/>
    </style:style>
    <style:style style:name="P616" style:parent-style-name="Standard" style:family="paragraph">
      <style:text-properties fo:language="es" fo:country="MX"/>
    </style:style>
    <style:style style:name="P617" style:parent-style-name="Standard" style:family="paragraph">
      <style:text-properties fo:language="es" fo:country="MX"/>
    </style:style>
    <style:style style:name="P618" style:parent-style-name="Standard" style:family="paragraph">
      <style:text-properties fo:language="es" fo:country="MX"/>
    </style:style>
    <style:style style:name="P619" style:parent-style-name="Standard" style:family="paragraph">
      <style:text-properties fo:language="es" fo:country="MX"/>
    </style:style>
    <style:style style:name="P620" style:parent-style-name="Standard" style:family="paragraph">
      <style:text-properties fo:language="es" fo:country="MX"/>
    </style:style>
    <style:style style:name="P621" style:parent-style-name="Standard" style:family="paragraph">
      <style:text-properties fo:language="es" fo:country="MX"/>
    </style:style>
    <style:style style:name="P622" style:parent-style-name="Standard" style:family="paragraph">
      <style:text-properties fo:language="es" fo:country="MX"/>
    </style:style>
    <style:style style:name="P623" style:parent-style-name="Standard" style:family="paragraph">
      <style:text-properties fo:language="es" fo:country="MX"/>
    </style:style>
    <style:style style:name="P624" style:parent-style-name="Standard" style:family="paragraph">
      <style:text-properties fo:language="es" fo:country="MX"/>
    </style:style>
    <style:style style:name="P625" style:parent-style-name="Standard" style:family="paragraph">
      <style:text-properties fo:language="es" fo:country="MX"/>
    </style:style>
    <style:style style:name="P626" style:parent-style-name="Standard" style:family="paragraph">
      <style:text-properties fo:language="es" fo:country="MX"/>
    </style:style>
    <style:style style:name="P627" style:parent-style-name="Standard" style:family="paragraph">
      <style:text-properties fo:language="es" fo:country="MX"/>
    </style:style>
    <style:style style:name="P628" style:parent-style-name="Standard" style:family="paragraph">
      <style:text-properties fo:language="es" fo:country="MX"/>
    </style:style>
    <style:style style:name="P629" style:parent-style-name="Standard" style:family="paragraph">
      <style:text-properties fo:language="es" fo:country="MX"/>
    </style:style>
    <style:style style:name="P630" style:parent-style-name="Standard" style:family="paragraph">
      <style:text-properties fo:language="es" fo:country="MX"/>
    </style:style>
    <style:style style:name="P631" style:parent-style-name="Standard" style:family="paragraph">
      <style:text-properties fo:language="es" fo:country="MX"/>
    </style:style>
    <style:style style:name="P632" style:parent-style-name="Standard" style:family="paragraph">
      <style:text-properties fo:language="es" fo:country="MX"/>
    </style:style>
    <style:style style:name="P633" style:parent-style-name="Standard" style:family="paragraph">
      <style:text-properties fo:language="es" fo:country="MX"/>
    </style:style>
    <style:style style:name="P634" style:parent-style-name="Standard" style:family="paragraph">
      <style:text-properties fo:language="es" fo:country="MX"/>
    </style:style>
    <style:style style:name="P635" style:parent-style-name="Standard" style:family="paragraph">
      <style:text-properties fo:language="es" fo:country="MX"/>
    </style:style>
    <style:style style:name="P636" style:parent-style-name="Standard" style:family="paragraph">
      <style:text-properties fo:language="es" fo:country="MX"/>
    </style:style>
    <style:style style:name="P637" style:parent-style-name="Standard" style:family="paragraph">
      <style:text-properties fo:language="es" fo:country="MX"/>
    </style:style>
    <style:style style:name="P638" style:parent-style-name="Standard" style:family="paragraph">
      <style:text-properties fo:language="es" fo:country="MX"/>
    </style:style>
    <style:style style:name="P639" style:parent-style-name="Standard" style:family="paragraph">
      <style:text-properties fo:language="es" fo:country="MX"/>
    </style:style>
    <style:style style:name="P640" style:parent-style-name="Standard" style:family="paragraph">
      <style:text-properties fo:language="es" fo:country="MX"/>
    </style:style>
    <style:style style:name="P641" style:parent-style-name="Standard" style:family="paragraph">
      <style:text-properties fo:language="es" fo:country="MX"/>
    </style:style>
    <style:style style:name="P642" style:parent-style-name="Standard" style:family="paragraph">
      <style:text-properties fo:language="es" fo:country="MX"/>
    </style:style>
    <style:style style:name="P643" style:parent-style-name="Standard" style:family="paragraph">
      <style:text-properties fo:language="es" fo:country="MX"/>
    </style:style>
    <style:style style:name="P644" style:parent-style-name="Standard" style:family="paragraph">
      <style:text-properties fo:language="es" fo:country="MX"/>
    </style:style>
    <style:style style:name="P645" style:parent-style-name="Standard" style:family="paragraph">
      <style:text-properties fo:language="es" fo:country="MX"/>
    </style:style>
    <style:style style:name="P646" style:parent-style-name="Standard" style:family="paragraph">
      <style:text-properties fo:language="es" fo:country="MX"/>
    </style:style>
    <style:style style:name="P647" style:parent-style-name="Standard" style:family="paragraph">
      <style:text-properties fo:language="es" fo:country="MX"/>
    </style:style>
    <style:style style:name="P648" style:parent-style-name="Standard" style:family="paragraph">
      <style:text-properties fo:language="es" fo:country="MX"/>
    </style:style>
    <style:style style:name="P649" style:parent-style-name="Standard" style:family="paragraph">
      <style:text-properties fo:language="es" fo:country="MX"/>
    </style:style>
    <style:style style:name="P650" style:parent-style-name="Standard" style:family="paragraph">
      <style:text-properties fo:language="es" fo:country="MX"/>
    </style:style>
    <style:style style:name="P651" style:parent-style-name="Standard" style:family="paragraph">
      <style:text-properties fo:language="es" fo:country="MX"/>
    </style:style>
    <style:style style:name="P652" style:parent-style-name="Standard" style:family="paragraph">
      <style:text-properties fo:language="es" fo:country="MX"/>
    </style:style>
    <style:style style:name="P653" style:parent-style-name="Standard" style:family="paragraph">
      <style:text-properties fo:language="es" fo:country="MX"/>
    </style:style>
    <style:style style:name="P654" style:parent-style-name="Standard" style:family="paragraph">
      <style:text-properties fo:language="es" fo:country="MX"/>
    </style:style>
    <style:style style:name="P655" style:parent-style-name="Standard" style:family="paragraph">
      <style:text-properties fo:language="es" fo:country="MX"/>
    </style:style>
    <style:style style:name="P656" style:parent-style-name="Standard" style:family="paragraph">
      <style:text-properties fo:language="es" fo:country="MX"/>
    </style:style>
    <style:style style:name="P657" style:parent-style-name="Standard" style:family="paragraph">
      <style:text-properties fo:language="es" fo:country="MX"/>
    </style:style>
    <style:style style:name="P658" style:parent-style-name="Standard" style:family="paragraph">
      <style:text-properties fo:language="es" fo:country="MX"/>
    </style:style>
    <style:style style:name="P659" style:parent-style-name="Standard" style:family="paragraph">
      <style:text-properties fo:language="es" fo:country="MX"/>
    </style:style>
    <style:style style:name="P660" style:parent-style-name="Standard" style:family="paragraph">
      <style:text-properties fo:language="es" fo:country="MX"/>
    </style:style>
    <style:style style:name="P661" style:parent-style-name="Standard" style:family="paragraph">
      <style:text-properties fo:language="es" fo:country="MX"/>
    </style:style>
    <style:style style:name="P662" style:parent-style-name="Standard" style:family="paragraph">
      <style:text-properties fo:language="es" fo:country="MX"/>
    </style:style>
    <style:style style:name="P663" style:parent-style-name="Standard" style:family="paragraph">
      <style:text-properties fo:language="es" fo:country="MX"/>
    </style:style>
    <style:style style:name="P664" style:parent-style-name="Standard" style:family="paragraph">
      <style:text-properties fo:language="es" fo:country="MX"/>
    </style:style>
    <style:style style:name="P665" style:parent-style-name="Standard" style:family="paragraph">
      <style:text-properties fo:language="es" fo:country="MX"/>
    </style:style>
    <style:style style:name="P666" style:parent-style-name="Standard" style:family="paragraph">
      <style:text-properties fo:language="es" fo:country="MX"/>
    </style:style>
    <style:style style:name="P667" style:parent-style-name="Standard" style:family="paragraph">
      <style:text-properties fo:language="es" fo:country="MX"/>
    </style:style>
    <style:style style:name="P668" style:parent-style-name="Standard" style:family="paragraph">
      <style:text-properties fo:language="es" fo:country="MX"/>
    </style:style>
    <style:style style:name="P669" style:parent-style-name="Standard" style:family="paragraph">
      <style:text-properties fo:language="es" fo:country="MX"/>
    </style:style>
    <style:style style:name="P670" style:parent-style-name="Standard" style:family="paragraph">
      <style:text-properties fo:language="es" fo:country="MX"/>
    </style:style>
    <style:style style:name="P671" style:parent-style-name="Standard" style:family="paragraph">
      <style:text-properties fo:language="es" fo:country="MX"/>
    </style:style>
    <style:style style:name="P672" style:parent-style-name="Standard" style:family="paragraph">
      <style:text-properties fo:language="es" fo:country="MX"/>
    </style:style>
    <style:style style:name="P673" style:parent-style-name="Standard" style:family="paragraph">
      <style:text-properties fo:language="es" fo:country="MX"/>
    </style:style>
    <style:style style:name="P674" style:parent-style-name="Standard" style:family="paragraph">
      <style:text-properties fo:language="es" fo:country="MX"/>
    </style:style>
    <style:style style:name="P675" style:parent-style-name="Standard" style:family="paragraph">
      <style:text-properties fo:language="es" fo:country="MX"/>
    </style:style>
    <style:style style:name="P676" style:parent-style-name="Standard" style:family="paragraph">
      <style:text-properties fo:language="es" fo:country="MX"/>
    </style:style>
    <style:style style:name="P677" style:parent-style-name="Standard" style:family="paragraph">
      <style:text-properties fo:language="es" fo:country="MX"/>
    </style:style>
    <style:style style:name="P678" style:parent-style-name="Standard" style:family="paragraph">
      <style:text-properties fo:language="es" fo:country="MX"/>
    </style:style>
    <style:style style:name="P679" style:parent-style-name="Standard" style:family="paragraph">
      <style:text-properties fo:language="es" fo:country="MX"/>
    </style:style>
    <style:style style:name="P680" style:parent-style-name="Standard" style:family="paragraph">
      <style:text-properties fo:language="es" fo:country="MX"/>
    </style:style>
    <style:style style:name="P681" style:parent-style-name="Standard" style:family="paragraph">
      <style:text-properties fo:language="es" fo:country="MX"/>
    </style:style>
    <style:style style:name="P682" style:parent-style-name="Standard" style:family="paragraph">
      <style:text-properties fo:language="es" fo:country="MX"/>
    </style:style>
    <style:style style:name="P683" style:parent-style-name="Standard" style:family="paragraph">
      <style:text-properties fo:language="es" fo:country="MX"/>
    </style:style>
    <style:style style:name="P684" style:parent-style-name="Standard" style:family="paragraph">
      <style:text-properties fo:language="es" fo:country="MX"/>
    </style:style>
    <style:style style:name="P685" style:parent-style-name="Standard" style:family="paragraph">
      <style:text-properties fo:language="es" fo:country="MX"/>
    </style:style>
    <style:style style:name="P686" style:parent-style-name="Standard" style:family="paragraph">
      <style:text-properties fo:language="es" fo:country="MX"/>
    </style:style>
    <style:style style:name="P687" style:parent-style-name="Standard" style:family="paragraph">
      <style:text-properties fo:language="es" fo:country="MX"/>
    </style:style>
    <style:style style:name="P688" style:parent-style-name="Standard" style:family="paragraph">
      <style:text-properties fo:language="es" fo:country="MX"/>
    </style:style>
    <style:style style:name="P689" style:parent-style-name="Standard" style:family="paragraph">
      <style:text-properties fo:language="es" fo:country="MX"/>
    </style:style>
    <style:style style:name="P690" style:parent-style-name="Standard" style:family="paragraph">
      <style:text-properties fo:language="es" fo:country="MX"/>
    </style:style>
    <style:style style:name="P691" style:parent-style-name="Standard" style:family="paragraph">
      <style:text-properties fo:language="es" fo:country="MX"/>
    </style:style>
    <style:style style:name="P692" style:parent-style-name="Standard" style:family="paragraph">
      <style:text-properties fo:language="es" fo:country="MX"/>
    </style:style>
    <style:style style:name="P693" style:parent-style-name="Standard" style:family="paragraph">
      <style:text-properties fo:language="es" fo:country="MX"/>
    </style:style>
    <style:style style:name="P694" style:parent-style-name="Standard" style:family="paragraph">
      <style:text-properties fo:language="es" fo:country="MX"/>
    </style:style>
    <style:style style:name="P695" style:parent-style-name="Standard" style:family="paragraph">
      <style:text-properties fo:language="es" fo:country="MX"/>
    </style:style>
    <style:style style:name="P696" style:parent-style-name="Standard" style:family="paragraph">
      <style:text-properties fo:language="es" fo:country="MX"/>
    </style:style>
    <style:style style:name="P697" style:parent-style-name="Standard" style:family="paragraph">
      <style:text-properties fo:language="es" fo:country="MX"/>
    </style:style>
    <style:style style:name="P698" style:parent-style-name="Standard" style:family="paragraph">
      <style:text-properties fo:language="es" fo:country="MX"/>
    </style:style>
    <style:style style:name="P699" style:parent-style-name="Standard" style:family="paragraph">
      <style:text-properties fo:language="es" fo:country="MX"/>
    </style:style>
    <style:style style:name="P700" style:parent-style-name="Standard" style:family="paragraph">
      <style:text-properties fo:language="es" fo:country="MX"/>
    </style:style>
    <style:style style:name="P701" style:parent-style-name="Standard" style:family="paragraph">
      <style:text-properties fo:language="es" fo:country="MX"/>
    </style:style>
    <style:style style:name="P702" style:parent-style-name="Standard" style:family="paragraph">
      <style:text-properties fo:language="es" fo:country="MX"/>
    </style:style>
    <style:style style:name="P703" style:parent-style-name="Standard" style:family="paragraph">
      <style:text-properties fo:language="es" fo:country="MX"/>
    </style:style>
    <style:style style:name="P704" style:parent-style-name="Standard" style:family="paragraph">
      <style:text-properties fo:language="es" fo:country="MX"/>
    </style:style>
    <style:style style:name="P705" style:parent-style-name="Standard" style:family="paragraph">
      <style:text-properties fo:language="es" fo:country="MX"/>
    </style:style>
    <style:style style:name="P706" style:parent-style-name="Standard" style:family="paragraph">
      <style:text-properties fo:language="es" fo:country="MX"/>
    </style:style>
    <style:style style:name="P707" style:parent-style-name="Standard" style:family="paragraph">
      <style:text-properties fo:language="es" fo:country="MX"/>
    </style:style>
    <style:style style:name="P708" style:parent-style-name="Standard" style:family="paragraph">
      <style:text-properties fo:language="es" fo:country="MX"/>
    </style:style>
    <style:style style:name="P709" style:parent-style-name="Standard" style:family="paragraph">
      <style:text-properties fo:language="es" fo:country="MX"/>
    </style:style>
    <style:style style:name="P710" style:parent-style-name="Standard" style:family="paragraph">
      <style:text-properties fo:language="es" fo:country="MX"/>
    </style:style>
    <style:style style:name="P711" style:parent-style-name="Standard" style:family="paragraph">
      <style:text-properties fo:language="es" fo:country="MX"/>
    </style:style>
    <style:style style:name="P712" style:parent-style-name="Standard" style:family="paragraph">
      <style:text-properties fo:language="es" fo:country="MX"/>
    </style:style>
    <style:style style:name="P713" style:parent-style-name="Standard" style:family="paragraph">
      <style:text-properties fo:language="es" fo:country="MX"/>
    </style:style>
    <style:style style:name="P714" style:parent-style-name="Standard" style:family="paragraph">
      <style:text-properties fo:language="es" fo:country="MX"/>
    </style:style>
    <style:style style:name="P715" style:parent-style-name="Standard" style:family="paragraph">
      <style:text-properties fo:language="es" fo:country="MX"/>
    </style:style>
    <style:style style:name="P716" style:parent-style-name="Standard" style:family="paragraph">
      <style:text-properties fo:language="es" fo:country="MX"/>
    </style:style>
    <style:style style:name="P717" style:parent-style-name="Standard" style:family="paragraph">
      <style:text-properties fo:language="es" fo:country="MX"/>
    </style:style>
    <style:style style:name="P718" style:parent-style-name="Standard" style:family="paragraph">
      <style:text-properties fo:language="es" fo:country="MX"/>
    </style:style>
    <style:style style:name="P719" style:parent-style-name="Standard" style:family="paragraph">
      <style:text-properties fo:language="es" fo:country="MX"/>
    </style:style>
    <style:style style:name="P720" style:parent-style-name="Standard" style:family="paragraph">
      <style:text-properties fo:language="es" fo:country="MX"/>
    </style:style>
    <style:style style:name="P721" style:parent-style-name="Standard" style:family="paragraph">
      <style:text-properties fo:language="es" fo:country="MX"/>
    </style:style>
    <style:style style:name="P722" style:parent-style-name="Standard" style:family="paragraph">
      <style:text-properties fo:language="es" fo:country="MX"/>
    </style:style>
    <style:style style:name="P723" style:parent-style-name="Standard" style:family="paragraph">
      <style:text-properties fo:language="es" fo:country="MX"/>
    </style:style>
    <style:style style:name="P724" style:parent-style-name="Standard" style:family="paragraph">
      <style:text-properties fo:language="es" fo:country="MX"/>
    </style:style>
    <style:style style:name="P725" style:parent-style-name="Standard" style:family="paragraph">
      <style:text-properties fo:language="es" fo:country="MX"/>
    </style:style>
    <style:style style:name="P726" style:parent-style-name="Standard" style:family="paragraph">
      <style:text-properties fo:language="es" fo:country="MX"/>
    </style:style>
    <style:style style:name="P727" style:parent-style-name="Standard" style:family="paragraph">
      <style:text-properties fo:language="es" fo:country="MX"/>
    </style:style>
    <style:style style:name="P728" style:parent-style-name="Standard" style:family="paragraph">
      <style:text-properties fo:language="es" fo:country="MX"/>
    </style:style>
    <style:style style:name="P729" style:parent-style-name="Standard" style:family="paragraph">
      <style:text-properties fo:language="es" fo:country="MX"/>
    </style:style>
    <style:style style:name="P730" style:parent-style-name="Standard" style:family="paragraph">
      <style:text-properties fo:language="es" fo:country="MX"/>
    </style:style>
    <style:style style:name="P731" style:parent-style-name="Standard" style:family="paragraph">
      <style:text-properties fo:language="es" fo:country="MX"/>
    </style:style>
    <style:style style:name="P732" style:parent-style-name="Standard" style:family="paragraph">
      <style:text-properties fo:language="es" fo:country="MX"/>
    </style:style>
    <style:style style:name="P733" style:parent-style-name="Standard" style:family="paragraph">
      <style:text-properties fo:language="es" fo:country="MX"/>
    </style:style>
    <style:style style:name="P734" style:parent-style-name="Standard" style:family="paragraph">
      <style:text-properties fo:language="es" fo:country="MX"/>
    </style:style>
    <style:style style:name="P735" style:parent-style-name="Standard" style:family="paragraph">
      <style:text-properties fo:language="es" fo:country="MX"/>
    </style:style>
    <style:style style:name="P736" style:parent-style-name="Standard" style:family="paragraph">
      <style:text-properties fo:language="es" fo:country="MX"/>
    </style:style>
    <style:style style:name="P737" style:parent-style-name="Standard" style:family="paragraph">
      <style:text-properties fo:language="es" fo:country="MX"/>
    </style:style>
    <style:style style:name="P738" style:parent-style-name="Standard" style:family="paragraph">
      <style:text-properties fo:language="es" fo:country="MX"/>
    </style:style>
    <style:style style:name="P739" style:parent-style-name="Standard" style:family="paragraph">
      <style:text-properties fo:language="es" fo:country="MX"/>
    </style:style>
    <style:style style:name="P740" style:parent-style-name="Standard" style:family="paragraph">
      <style:text-properties fo:language="es" fo:country="MX"/>
    </style:style>
    <style:style style:name="P741" style:parent-style-name="Standard" style:family="paragraph">
      <style:text-properties fo:language="es" fo:country="MX"/>
    </style:style>
    <style:style style:name="P742" style:parent-style-name="Standard" style:family="paragraph">
      <style:text-properties fo:language="es" fo:country="MX"/>
    </style:style>
    <style:style style:name="P743" style:parent-style-name="Standard" style:family="paragraph">
      <style:text-properties fo:language="es" fo:country="MX"/>
    </style:style>
    <style:style style:name="P744" style:parent-style-name="Standard" style:family="paragraph">
      <style:text-properties fo:language="es" fo:country="MX"/>
    </style:style>
    <style:style style:name="P745" style:parent-style-name="Standard" style:family="paragraph">
      <style:text-properties fo:language="es" fo:country="MX"/>
    </style:style>
    <style:style style:name="P746" style:parent-style-name="Standard" style:family="paragraph">
      <style:text-properties fo:language="es" fo:country="MX"/>
    </style:style>
    <style:style style:name="P747" style:parent-style-name="Standard" style:family="paragraph">
      <style:text-properties fo:language="es" fo:country="MX"/>
    </style:style>
    <style:style style:name="P748" style:parent-style-name="Standard" style:family="paragraph">
      <style:text-properties fo:language="es" fo:country="MX"/>
    </style:style>
    <style:style style:name="P749" style:parent-style-name="Standard" style:family="paragraph">
      <style:text-properties fo:language="es" fo:country="MX"/>
    </style:style>
    <style:style style:name="P750" style:parent-style-name="Standard" style:family="paragraph">
      <style:text-properties fo:language="es" fo:country="MX"/>
    </style:style>
    <style:style style:name="P751" style:parent-style-name="Standard" style:family="paragraph">
      <style:text-properties fo:language="es" fo:country="MX"/>
    </style:style>
    <style:style style:name="P752" style:parent-style-name="Standard" style:family="paragraph">
      <style:text-properties fo:language="es" fo:country="MX"/>
    </style:style>
    <style:style style:name="P753" style:parent-style-name="Standard" style:family="paragraph">
      <style:text-properties fo:language="es" fo:country="MX"/>
    </style:style>
    <style:style style:name="T754" style:parent-style-name="DefaultParagraphFont" style:family="text">
      <style:text-properties fo:language="es" fo:country="MX"/>
    </style:style>
  </office:automatic-styles>
  <office:body>
    <office:text text:use-soft-page-breaks="true">
      <text:p text:style-name="P1">EJERCICIO 1 y 2</text:p>
      <text:p text:style-name="P2"/>
      <text:p text:style-name="P3">rodrigo@rodrigozd:~/Documents/GitHub/Sistemas Operativos/Prácticas/Práctica 1$ taskset 01 ./arranca</text:p>
      <text:p text:style-name="P4">Procesos ............ :1</text:p>
      <text:p text:style-name="P5">Porcentaje uso de CPU :100</text:p>
      <text:p text:style-name="P6">CPU=100, E/S=0</text:p>
      <text:p text:style-name="P7">proceso 5618, 10760998 microsegundos, 10 segundos</text:p>
      <text:p text:style-name="P8">------------------------------</text:p>
      <text:p text:style-name="P9">TIEMPO TOTAL, 11 segundos</text:p>
      <text:p text:style-name="P10">Tasa de trabajos = 0.09</text:p>
      <text:p text:style-name="P11">rodrigo@rodrigozd:~/Documents/GitHub/Sistemas Operativos/Prácticas/Práctica 1$ taskset 01 ./arranca</text:p>
      <text:p text:style-name="P12">Procesos ............ :2</text:p>
      <text:p text:style-name="P13">Porcentaje uso de CPU :100</text:p>
      <text:p text:style-name="P14">CPU=100, E/S=0</text:p>
      <text:p text:style-name="P15">CPU=100, E/S=0</text:p>
      <text:p text:style-name="P16">proceso 5799, 20772193 microsegundos, 20 segundos</text:p>
      <text:p text:style-name="P17">proceso 5798, 20757938 microsegundos, 20 segundos</text:p>
      <text:p text:style-name="P18">------------------------------</text:p>
      <text:p text:style-name="P19">TIEMPO TOTAL, 20 segundos</text:p>
      <text:p text:style-name="P20">Tasa de trabajos = 0.10</text:p>
      <text:p text:style-name="P21">rodrigo@rodrigozd:~/Documents/GitHub/Sistemas Operativos/Prácticas/Práctica 1$ taskset 01 ./arranca</text:p>
      <text:p text:style-name="P22">Procesos ............ :3 <text:s text:c="14"/></text:p>
      <text:p text:style-name="P23">Porcentaje uso de CPU :100</text:p>
      <text:p text:style-name="P24">CPU=100, E/S=0</text:p>
      <text:p text:style-name="P25">CPU=100, E/S=0</text:p>
      <text:p text:style-name="P26">CPU=100, E/S=0</text:p>
      <text:p text:style-name="P27">proceso 5917, 31570813 microsegundos, 31 segundos</text:p>
      <text:p text:style-name="P28">proceso 5918, 31626147 microsegundos, 31 segundos</text:p>
      <text:p text:style-name="P29">proceso 5916, 31606069 microsegundos, 31 segundos</text:p>
      <text:p text:style-name="P30">------------------------------</text:p>
      <text:p text:style-name="P31">TIEMPO TOTAL, 32 segundos</text:p>
      <text:p text:style-name="P32">Tasa de trabajos = 0.09</text:p>
      <text:p text:style-name="P33">rodrigo@rodrigozd:~/Documents/GitHub/Sistemas Operativos/Prácticas/Práctica 1$ taskset 01 ./arranca</text:p>
      <text:p text:style-name="P34">Procesos ............ :4</text:p>
      <text:p text:style-name="P35">Porcentaje uso de CPU :100</text:p>
      <text:p text:style-name="P36">CPU=100, E/S=0</text:p>
      <text:p text:style-name="P37">CPU=100, E/S=0</text:p>
      <text:p text:style-name="P38">CPU=100, E/S=0</text:p>
      <text:p text:style-name="P39">CPU=100, E/S=0</text:p>
      <text:p text:style-name="P40">proceso 6093, 42530318 microsegundos, 42 segundos</text:p>
      <text:p text:style-name="P41">proceso 6090, 42501939 microsegundos, 42 segundos</text:p>
      <text:p text:style-name="P42">proceso 6092, 42556469 microsegundos, 42 segundos</text:p>
      <text:p text:style-name="P43">proceso 6091, 42565626 microsegundos, 42 segundos</text:p>
      <text:p text:style-name="P44">------------------------------</text:p>
      <text:soft-page-break/>
      <text:p text:style-name="P45">TIEMPO TOTAL, 43 segundos</text:p>
      <text:p text:style-name="P46">Tasa de trabajos = 0.09</text:p>
      <text:p text:style-name="P47">rodrigo@rodrigozd:~/Documents/GitHub/Sistemas Operativos/Prácticas/Práctica 1$ taskset 01 ./arranca</text:p>
      <text:p text:style-name="P48">Procesos ............ :5</text:p>
      <text:p text:style-name="P49">Porcentaje uso de CPU :100</text:p>
      <text:p text:style-name="P50">CPU=100, E/S=0</text:p>
      <text:p text:style-name="P51">CPU=100, E/S=0</text:p>
      <text:p text:style-name="P52">CPU=100, E/S=0</text:p>
      <text:p text:style-name="P53">CPU=100, E/S=0</text:p>
      <text:p text:style-name="P54">CPU=100, E/S=0</text:p>
      <text:p text:style-name="P55">proceso 6268, 51982910 microsegundos, 51 segundos</text:p>
      <text:p text:style-name="P56">proceso 6265, 51974894 microsegundos, 51 segundos</text:p>
      <text:p text:style-name="P57">proceso 6264, 51994910 microsegundos, 51 segundos</text:p>
      <text:p text:style-name="P58">proceso 6266, 52022739 microsegundos, 52 segundos</text:p>
      <text:p text:style-name="P59">proceso 6267, 52051904 microsegundos, 52 segundos</text:p>
      <text:p text:style-name="P60">------------------------------</text:p>
      <text:p text:style-name="P61">TIEMPO TOTAL, 52 segundos</text:p>
      <text:p text:style-name="P62">Tasa de trabajos = 0.10</text:p>
      <text:p text:style-name="P63">rodrigo@rodrigozd:~/Documents/GitHub/Sistemas Operativos/Prácticas/Práctica 1$ taskset 01 ./arranca</text:p>
      <text:p text:style-name="P64">Procesos ............ :6</text:p>
      <text:p text:style-name="P65">Porcentaje uso de CPU :100</text:p>
      <text:p text:style-name="P66">CPU=100, E/S=0</text:p>
      <text:p text:style-name="P67">CPU=100, E/S=0</text:p>
      <text:p text:style-name="P68">CPU=100, E/S=0</text:p>
      <text:p text:style-name="P69">CPU=100, E/S=0</text:p>
      <text:p text:style-name="P70">CPU=100, E/S=0</text:p>
      <text:p text:style-name="P71">CPU=100, E/S=0</text:p>
      <text:p text:style-name="P72">proceso 6390, 63602586 microsegundos, 63 segundos</text:p>
      <text:p text:style-name="P73">proceso 6392, 63653809 microsegundos, 63 segundos</text:p>
      <text:p text:style-name="P74">proceso 6393, 63662003 microsegundos, 63 segundos</text:p>
      <text:p text:style-name="P75">proceso 6389, 63629076 microsegundos, 63 segundos</text:p>
      <text:p text:style-name="P76">proceso 6391, 63658605 microsegundos, 63 segundos</text:p>
      <text:p text:style-name="P77">proceso 6394, 63679149 microsegundos, 63 segundos</text:p>
      <text:p text:style-name="P78">------------------------------</text:p>
      <text:p text:style-name="P79">TIEMPO TOTAL, 64 segundos</text:p>
      <text:p text:style-name="P80">Tasa de trabajos = 0.09</text:p>
      <text:p text:style-name="P81">rodrigo@rodrigozd:~/Documents/GitHub/Sistemas Operativos/Prácticas/Práctica 1$ taskset 01 ./arranca</text:p>
      <text:p text:style-name="P82">Procesos ............ :7</text:p>
      <text:p text:style-name="P83">Porcentaje uso de CPU :100</text:p>
      <text:p text:style-name="P84">CPU=100, E/S=0</text:p>
      <text:p text:style-name="P85">CPU=100, E/S=0</text:p>
      <text:p text:style-name="P86">CPU=100, E/S=0</text:p>
      <text:p text:style-name="P87">CPU=100, E/S=0</text:p>
      <text:p text:style-name="P88">CPU=100, E/S=0</text:p>
      <text:p text:style-name="P89">CPU=100, E/S=0</text:p>
      <text:p text:style-name="P90">CPU=100, E/S=0</text:p>
      <text:soft-page-break/>
      <text:p text:style-name="P91">proceso 7027, 72515137 microsegundos, 72 segundos</text:p>
      <text:p text:style-name="P92">proceso 7029, 72619307 microsegundos, 72 segundos</text:p>
      <text:p text:style-name="P93">proceso 7024, 72592583 microsegundos, 72 segundos</text:p>
      <text:p text:style-name="P94">proceso 7028, 72747033 microsegundos, 72 segundos</text:p>
      <text:p text:style-name="P95">proceso 7025, 72767114 microsegundos, 72 segundos</text:p>
      <text:p text:style-name="P96">proceso 7026, 72839076 microsegundos, 72 segundos</text:p>
      <text:p text:style-name="P97">proceso 7023, 72906787 microsegundos, 72 segundos</text:p>
      <text:p text:style-name="P98">------------------------------</text:p>
      <text:p text:style-name="P99">TIEMPO TOTAL, 73 segundos</text:p>
      <text:p text:style-name="P100">Tasa de trabajos = 0.10</text:p>
      <text:p text:style-name="P101">rodrigo@rodrigozd:~/Documents/GitHub/Sistemas Operativos/Prácticas/Práctica 1$ taskset 01 ./arranca</text:p>
      <text:p text:style-name="P102">Procesos ............ :8</text:p>
      <text:p text:style-name="P103">Porcentaje uso de CPU :100</text:p>
      <text:p text:style-name="P104">CPU=100, E/S=0</text:p>
      <text:p text:style-name="P105">CPU=100, E/S=0</text:p>
      <text:p text:style-name="P106">CPU=100, E/S=0</text:p>
      <text:p text:style-name="P107">CPU=100, E/S=0</text:p>
      <text:p text:style-name="P108">CPU=100, E/S=0</text:p>
      <text:p text:style-name="P109">CPU=100, E/S=0</text:p>
      <text:p text:style-name="P110">CPU=100, E/S=0</text:p>
      <text:p text:style-name="P111">CPU=100, E/S=0</text:p>
      <text:p text:style-name="P112">proceso 7169, 84099088 microsegundos, 84 segundos</text:p>
      <text:p text:style-name="P113">proceso 7170, 84237868 microsegundos, 84 segundos</text:p>
      <text:p text:style-name="P114">proceso 7165, 84211117 microsegundos, 84 segundos</text:p>
      <text:p text:style-name="P115">proceso 7168, 84247237 microsegundos, 84 segundos</text:p>
      <text:p text:style-name="P116">proceso 7166, 84267034 microsegundos, 84 segundos</text:p>
      <text:p text:style-name="P117">proceso 7171, 84283138 microsegundos, 84 segundos</text:p>
      <text:p text:style-name="P118">proceso 7164, 84231200 microsegundos, 84 segundos</text:p>
      <text:p text:style-name="P119">proceso 7167, 84363739 microsegundos, 84 segundos</text:p>
      <text:p text:style-name="P120">------------------------------</text:p>
      <text:p text:style-name="P121">TIEMPO TOTAL, 85 segundos</text:p>
      <text:p text:style-name="P122">Tasa de trabajos = 0.09</text:p>
      <text:p text:style-name="P123">rodrigo@rodrigozd:~/Documents/GitHub/Sistemas Operativos/Prácticas/Práctica 1$ taskset 01 ./arranca</text:p>
      <text:p text:style-name="P124">Procesos ............ :9</text:p>
      <text:p text:style-name="P125">Porcentaje uso de CPU :100</text:p>
      <text:p text:style-name="P126">CPU=100, E/S=0</text:p>
      <text:p text:style-name="P127">CPU=100, E/S=0</text:p>
      <text:p text:style-name="P128">CPU=100, E/S=0</text:p>
      <text:p text:style-name="P129">CPU=100, E/S=0</text:p>
      <text:p text:style-name="P130">CPU=100, E/S=0</text:p>
      <text:p text:style-name="P131">CPU=100, E/S=0</text:p>
      <text:p text:style-name="P132">CPU=100, E/S=0</text:p>
      <text:p text:style-name="P133">CPU=100, E/S=0</text:p>
      <text:p text:style-name="P134">CPU=100, E/S=0</text:p>
      <text:p text:style-name="P135">proceso 7421, 93378989 microsegundos, 93 segundos</text:p>
      <text:p text:style-name="P136">proceso 7415, 93378879 microsegundos, 93 segundos</text:p>
      <text:p text:style-name="P137">proceso 7417, 93426748 microsegundos, 93 segundos</text:p>
      <text:soft-page-break/>
      <text:p text:style-name="P138">proceso 7420, 93506074 microsegundos, 93 segundos</text:p>
      <text:p text:style-name="P139">proceso 7414, 93535063 microsegundos, 93 segundos</text:p>
      <text:p text:style-name="P140">proceso 7416, 93862812 microsegundos, 93 segundos</text:p>
      <text:p text:style-name="P141">proceso 7422, 93946997 microsegundos, 93 segundos</text:p>
      <text:p text:style-name="P142">proceso 7418, 94062836 microsegundos, 94 segundos</text:p>
      <text:p text:style-name="P143">proceso 7419, 94075844 microsegundos, 94 segundos</text:p>
      <text:p text:style-name="P144">------------------------------</text:p>
      <text:p text:style-name="P145">TIEMPO TOTAL, 94 segundos</text:p>
      <text:p text:style-name="P146">Tasa de trabajos = 0.10</text:p>
      <text:p text:style-name="P147">rodrigo@rodrigozd:~/Documents/GitHub/Sistemas Operativos/Prácticas/Práctica 1$ taskset 01 ./arranca</text:p>
      <text:p text:style-name="P148">Procesos ............ :10</text:p>
      <text:p text:style-name="P149">Porcentaje uso de CPU :100</text:p>
      <text:p text:style-name="P150">CPU=100, E/S=0</text:p>
      <text:p text:style-name="P151">CPU=100, E/S=0</text:p>
      <text:p text:style-name="P152">CPU=100, E/S=0</text:p>
      <text:p text:style-name="P153">CPU=100, E/S=0</text:p>
      <text:p text:style-name="P154">CPU=100, E/S=0</text:p>
      <text:p text:style-name="P155">CPU=100, E/S=0</text:p>
      <text:p text:style-name="P156">CPU=100, E/S=0</text:p>
      <text:p text:style-name="P157">CPU=100, E/S=0</text:p>
      <text:p text:style-name="P158">CPU=100, E/S=0</text:p>
      <text:p text:style-name="P159">CPU=100, E/S=0</text:p>
      <text:p text:style-name="P160">proceso 7613, 104967153 microsegundos, 104 segundos</text:p>
      <text:p text:style-name="P161">proceso 7615, 105055040 microsegundos, 105 segundos</text:p>
      <text:p text:style-name="P162">proceso 7618, 105083167 microsegundos, 105 segundos</text:p>
      <text:p text:style-name="P163">proceso 7611, 105075129 microsegundos, 105 segundos</text:p>
      <text:p text:style-name="P164">proceso 7617, 105166712 microsegundos, 105 segundos</text:p>
      <text:p text:style-name="P165">proceso 7616, 105151281 microsegundos, 105 segundos</text:p>
      <text:p text:style-name="P166">proceso 7619, 105159373 microsegundos, 105 segundos</text:p>
      <text:p text:style-name="P167">proceso 7612, 105151206 microsegundos, 105 segundos</text:p>
      <text:p text:style-name="P168">proceso 7620, 105212310 microsegundos, 105 segundos</text:p>
      <text:p text:style-name="P169">proceso 7614, 105200475 microsegundos, 105 segundos</text:p>
      <text:p text:style-name="P170">------------------------------</text:p>
      <text:p text:style-name="P171">TIEMPO TOTAL, 106 segundos</text:p>
      <text:p text:style-name="P172">Tasa de trabajos = 0.09</text:p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>EJERCICIO 3</text:p>
      <text:p text:style-name="P189"/>
      <text:p text:style-name="P190">rodrigo@rodrigozd:~/Documents/GitHub/Sistemas Operativos/Prácticas/Práctica 1$ ./arranca</text:p>
      <text:p text:style-name="P191">Procesos ............ :1</text:p>
      <text:p text:style-name="P192">Porcentaje uso de CPU :0</text:p>
      <text:p text:style-name="P193">CPU=0, E/S=100</text:p>
      <text:p text:style-name="P194">proceso 8569, 10000146 microsegundos, 10 segundos</text:p>
      <text:p text:style-name="P195">------------------------------</text:p>
      <text:p text:style-name="P196">TIEMPO TOTAL, 10 segundos</text:p>
      <text:p text:style-name="P197">Tasa de trabajos = 0.10</text:p>
      <text:p text:style-name="P198">rodrigo@rodrigozd:~/Documents/GitHub/Sistemas Operativos/Prácticas/Práctica 1$ ./arranca</text:p>
      <text:p text:style-name="P199">Procesos ............ :2</text:p>
      <text:p text:style-name="P200">Porcentaje uso de CPU :0</text:p>
      <text:p text:style-name="P201">CPU=0, E/S=100</text:p>
      <text:p text:style-name="P202">CPU=0, E/S=100</text:p>
      <text:p text:style-name="P203">proceso 8647, 10000064 microsegundos, 10 segundos</text:p>
      <text:p text:style-name="P204">proceso 8648, 10000095 microsegundos, 10 segundos</text:p>
      <text:p text:style-name="P205">------------------------------</text:p>
      <text:p text:style-name="P206">TIEMPO TOTAL, 10 segundos</text:p>
      <text:p text:style-name="P207">Tasa de trabajos = 0.20</text:p>
      <text:p text:style-name="P208">rodrigo@rodrigozd:~/Documents/GitHub/Sistemas Operativos/Prácticas/Práctica 1$ ./arranca</text:p>
      <text:p text:style-name="P209">Procesos ............ :3</text:p>
      <text:p text:style-name="P210">Porcentaje uso de CPU :0</text:p>
      <text:p text:style-name="P211">CPU=0, E/S=100</text:p>
      <text:p text:style-name="P212">CPU=0, E/S=100</text:p>
      <text:p text:style-name="P213">CPU=0, E/S=100</text:p>
      <text:p text:style-name="P214">proceso 8724, 10000082 microsegundos, 10 segundos</text:p>
      <text:p text:style-name="P215">proceso 8726, 10000061 microsegundos, 10 segundos</text:p>
      <text:p text:style-name="P216">proceso 8725, 10000071 microsegundos, 10 segundos</text:p>
      <text:p text:style-name="P217">------------------------------</text:p>
      <text:p text:style-name="P218">TIEMPO TOTAL, 10 segundos</text:p>
      <text:p text:style-name="P219">Tasa de trabajos = 0.30</text:p>
      <text:p text:style-name="P220">rodrigo@rodrigozd:~/Documents/GitHub/Sistemas Operativos/Prácticas/Práctica 1$ ./arranca</text:p>
      <text:p text:style-name="P221">Procesos ............ :4</text:p>
      <text:p text:style-name="P222">Porcentaje uso de CPU :0</text:p>
      <text:p text:style-name="P223">CPU=0, E/S=100</text:p>
      <text:p text:style-name="P224">CPU=0, E/S=100</text:p>
      <text:p text:style-name="P225">CPU=0, E/S=100</text:p>
      <text:p text:style-name="P226">CPU=0, E/S=100</text:p>
      <text:p text:style-name="P227">proceso 8771, 10000393 microsegundos, 10 segundos</text:p>
      <text:p text:style-name="P228">proceso 8772, 10000357 microsegundos, 10 segundos</text:p>
      <text:p text:style-name="P229">proceso 8770, 10000402 microsegundos, 10 segundos</text:p>
      <text:p text:style-name="P230">proceso 8769, 10000252 microsegundos, 10 segundos</text:p>
      <text:p text:style-name="P231">------------------------------</text:p>
      <text:p text:style-name="P232">TIEMPO TOTAL, 10 segundos</text:p>
      <text:p text:style-name="P233">Tasa de trabajos = 0.40</text:p>
      <text:soft-page-break/>
      <text:p text:style-name="P234">rodrigo@rodrigozd:~/Documents/GitHub/Sistemas Operativos/Prácticas/Práctica 1$ ./arranca</text:p>
      <text:p text:style-name="P235">Procesos ............ :5</text:p>
      <text:p text:style-name="P236">Porcentaje uso de CPU :0</text:p>
      <text:p text:style-name="P237">CPU=0, E/S=100</text:p>
      <text:p text:style-name="P238">CPU=0, E/S=100</text:p>
      <text:p text:style-name="P239">CPU=0, E/S=100</text:p>
      <text:p text:style-name="P240">CPU=0, E/S=100</text:p>
      <text:p text:style-name="P241">CPU=0, E/S=100</text:p>
      <text:p text:style-name="P242">proceso 8861, 10000384 microsegundos, 10 segundos</text:p>
      <text:p text:style-name="P243">proceso 8860, 10000387 microsegundos, 10 segundos</text:p>
      <text:p text:style-name="P244">proceso 8862, 10000158 microsegundos, 10 segundos</text:p>
      <text:p text:style-name="P245">proceso 8859, 10000229 microsegundos, 10 segundos</text:p>
      <text:p text:style-name="P246">proceso 8863, 10000089 microsegundos, 10 segundos</text:p>
      <text:p text:style-name="P247">------------------------------</text:p>
      <text:p text:style-name="P248">TIEMPO TOTAL, 10 segundos</text:p>
      <text:p text:style-name="P249">Tasa de trabajos = 0.50</text:p>
      <text:p text:style-name="P250">rodrigo@rodrigozd:~/Documents/GitHub/Sistemas Operativos/Prácticas/Práctica 1$ ./arranca</text:p>
      <text:p text:style-name="P251">Procesos ............ :6</text:p>
      <text:p text:style-name="P252">Porcentaje uso de CPU :0</text:p>
      <text:p text:style-name="P253">CPU=0, E/S=100</text:p>
      <text:p text:style-name="P254">CPU=0, E/S=100</text:p>
      <text:p text:style-name="P255">CPU=0, E/S=100</text:p>
      <text:p text:style-name="P256">CPU=0, E/S=100</text:p>
      <text:p text:style-name="P257">CPU=0, E/S=100</text:p>
      <text:p text:style-name="P258">CPU=0, E/S=100</text:p>
      <text:p text:style-name="P259">proceso 8975, 10000124 microsegundos, 10 segundos</text:p>
      <text:p text:style-name="P260">proceso 8973, 10000075 microsegundos, 10 segundos</text:p>
      <text:p text:style-name="P261">proceso 8974, 10000061 microsegundos, 10 segundos</text:p>
      <text:p text:style-name="P262">proceso 8976, 10000092 microsegundos, 10 segundos</text:p>
      <text:p text:style-name="P263">proceso 8978, 10000061 microsegundos, 10 segundos</text:p>
      <text:p text:style-name="P264">proceso 8977, 10000062 microsegundos, 10 segundos</text:p>
      <text:p text:style-name="P265">------------------------------</text:p>
      <text:p text:style-name="P266">TIEMPO TOTAL, 10 segundos</text:p>
      <text:p text:style-name="P267">Tasa de trabajos = 0.60</text:p>
      <text:p text:style-name="P268">rodrigo@rodrigozd:~/Documents/GitHub/Sistemas Operativos/Prácticas/Práctica 1$ ./arranca</text:p>
      <text:p text:style-name="P269">Procesos ............ :7</text:p>
      <text:p text:style-name="P270">Porcentaje uso de CPU :0</text:p>
      <text:p text:style-name="P271">CPU=0, E/S=100</text:p>
      <text:p text:style-name="P272">CPU=0, E/S=100</text:p>
      <text:p text:style-name="P273">CPU=0, E/S=100</text:p>
      <text:p text:style-name="P274">CPU=0, E/S=100</text:p>
      <text:p text:style-name="P275">CPU=0, E/S=100</text:p>
      <text:p text:style-name="P276">CPU=0, E/S=100</text:p>
      <text:p text:style-name="P277">CPU=0, E/S=100</text:p>
      <text:p text:style-name="P278">proceso 9090, 10000407 microsegundos, 10 segundos</text:p>
      <text:p text:style-name="P279">proceso 9093, 10000272 microsegundos, 10 segundos</text:p>
      <text:p text:style-name="P280">proceso 9094, 10000252 microsegundos, 10 segundos</text:p>
      <text:p text:style-name="P281">proceso 9089, 10000383 microsegundos, 10 segundos</text:p>
      <text:p text:style-name="P282">proceso 9095, 10000184 microsegundos, 10 segundos</text:p>
      <text:soft-page-break/>
      <text:p text:style-name="P283">proceso 9092, 10000340 microsegundos, 10 segundos</text:p>
      <text:p text:style-name="P284">proceso 9091, 10000393 microsegundos, 10 segundos</text:p>
      <text:p text:style-name="P285">------------------------------</text:p>
      <text:p text:style-name="P286">TIEMPO TOTAL, 10 segundos</text:p>
      <text:p text:style-name="P287">Tasa de trabajos = 0.70</text:p>
      <text:p text:style-name="P288">rodrigo@rodrigozd:~/Documents/GitHub/Sistemas Operativos/Prácticas/Práctica 1$ ./arranca</text:p>
      <text:p text:style-name="P289">Procesos ............ :8</text:p>
      <text:p text:style-name="P290">Porcentaje uso de CPU :0</text:p>
      <text:p text:style-name="P291">CPU=0, E/S=100</text:p>
      <text:p text:style-name="P292">CPU=0, E/S=100</text:p>
      <text:p text:style-name="P293">CPU=0, E/S=100</text:p>
      <text:p text:style-name="P294">CPU=0, E/S=100</text:p>
      <text:p text:style-name="P295">CPU=0, E/S=100</text:p>
      <text:p text:style-name="P296">CPU=0, E/S=100</text:p>
      <text:p text:style-name="P297">CPU=0, E/S=100</text:p>
      <text:p text:style-name="P298">CPU=0, E/S=100</text:p>
      <text:p text:style-name="P299">proceso 9207, 10000365 microsegundos, 10 segundos</text:p>
      <text:p text:style-name="P300">proceso 9203, 10000339 microsegundos, 10 segundos</text:p>
      <text:p text:style-name="P301">proceso 9208, 10000326 microsegundos, 10 segundos</text:p>
      <text:p text:style-name="P302">proceso 9204, 10000365 microsegundos, 10 segundos</text:p>
      <text:p text:style-name="P303">proceso 9210, 10000210 microsegundos, 10 segundos</text:p>
      <text:p text:style-name="P304">proceso 9205, 10000368 microsegundos, 10 segundos</text:p>
      <text:p text:style-name="P305">proceso 9206, 10000064 microsegundos, 10 segundos</text:p>
      <text:p text:style-name="P306">proceso 9209, 10000063 microsegundos, 10 segundos</text:p>
      <text:p text:style-name="P307">------------------------------</text:p>
      <text:p text:style-name="P308">TIEMPO TOTAL, 10 segundos</text:p>
      <text:p text:style-name="P309">Tasa de trabajos = 0.80</text:p>
      <text:p text:style-name="P310">rodrigo@rodrigozd:~/Documents/GitHub/Sistemas Operativos/Prácticas/Práctica 1$ ./arranca</text:p>
      <text:p text:style-name="P311">Procesos ............ :9</text:p>
      <text:p text:style-name="P312">Porcentaje uso de CPU :0</text:p>
      <text:p text:style-name="P313">CPU=0, E/S=100</text:p>
      <text:p text:style-name="P314">CPU=0, E/S=100</text:p>
      <text:p text:style-name="P315">CPU=0, E/S=100</text:p>
      <text:p text:style-name="P316">CPU=0, E/S=100</text:p>
      <text:p text:style-name="P317">CPU=0, E/S=100</text:p>
      <text:p text:style-name="P318">CPU=0, E/S=100</text:p>
      <text:p text:style-name="P319">CPU=0, E/S=100</text:p>
      <text:p text:style-name="P320">CPU=0, E/S=100</text:p>
      <text:p text:style-name="P321">CPU=0, E/S=100</text:p>
      <text:p text:style-name="P322">proceso 9352, 10000363 microsegundos, 10 segundos</text:p>
      <text:p text:style-name="P323">proceso 9348, 10000404 microsegundos, 10 segundos</text:p>
      <text:p text:style-name="P324">proceso 9349, 10000401 microsegundos, 10 segundos</text:p>
      <text:p text:style-name="P325">proceso 9355, 10000159 microsegundos, 10 segundos</text:p>
      <text:p text:style-name="P326">proceso 9350, 10000406 microsegundos, 10 segundos</text:p>
      <text:p text:style-name="P327">proceso 9347, 10000403 microsegundos, 10 segundos</text:p>
      <text:p text:style-name="P328">proceso 9354, 10000179 microsegundos, 10 segundos</text:p>
      <text:p text:style-name="P329">proceso 9351, 10000061 microsegundos, 10 segundos</text:p>
      <text:p text:style-name="P330">proceso 9353, 10000062 microsegundos, 10 segundos</text:p>
      <text:p text:style-name="P331">------------------------------</text:p>
      <text:soft-page-break/>
      <text:p text:style-name="P332">TIEMPO TOTAL, 10 segundos</text:p>
      <text:p text:style-name="P333">Tasa de trabajos = 0.90</text:p>
      <text:p text:style-name="P334">rodrigo@rodrigozd:~/Documents/GitHub/Sistemas Operativos/Prácticas/Práctica 1$ ./arranca</text:p>
      <text:p text:style-name="P335">Procesos ............ :10</text:p>
      <text:p text:style-name="P336">Porcentaje uso de CPU :0</text:p>
      <text:p text:style-name="P337">CPU=0, E/S=100</text:p>
      <text:p text:style-name="P338">CPU=0, E/S=100</text:p>
      <text:p text:style-name="P339">CPU=0, E/S=100</text:p>
      <text:p text:style-name="P340">CPU=0, E/S=100</text:p>
      <text:p text:style-name="P341">CPU=0, E/S=100</text:p>
      <text:p text:style-name="P342">CPU=0, E/S=100</text:p>
      <text:p text:style-name="P343">CPU=0, E/S=100</text:p>
      <text:p text:style-name="P344">CPU=0, E/S=100</text:p>
      <text:p text:style-name="P345">CPU=0, E/S=100</text:p>
      <text:p text:style-name="P346">CPU=0, E/S=100</text:p>
      <text:p text:style-name="P347">proceso 9482, 10000081 microsegundos, 10 segundos</text:p>
      <text:p text:style-name="P348">proceso 9477, 10000208 microsegundos, 10 segundos</text:p>
      <text:p text:style-name="P349">proceso 9481, 10000134 microsegundos, 10 segundos</text:p>
      <text:p text:style-name="P350">proceso 9479, 10000206 microsegundos, 10 segundos</text:p>
      <text:p text:style-name="P351">proceso 9480, 10000207 microsegundos, 10 segundos</text:p>
      <text:p text:style-name="P352">proceso 9478, 10000232 microsegundos, 10 segundos</text:p>
      <text:p text:style-name="P353">proceso 9486, 10000063 microsegundos, 10 segundos</text:p>
      <text:p text:style-name="P354">proceso 9485, 10000106 microsegundos, 10 segundos</text:p>
      <text:p text:style-name="P355">proceso 9484, 10000063 microsegundos, 10 segundos</text:p>
      <text:p text:style-name="P356">proceso 9483, 10000065 microsegundos, 10 segundos</text:p>
      <text:p text:style-name="P357">------------------------------</text:p>
      <text:p text:style-name="P358">TIEMPO TOTAL, 10 segundos</text:p>
      <text:p text:style-name="P359">Tasa de trabajos = 1.00</text:p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>EJERCICIO 4</text:p>
      <text:p text:style-name="P387"/>
      <text:p text:style-name="P388">rodrigo@rodrigozd:~/Documents/GitHub/Sistemas Operativos/Prácticas/Práctica 1$ ./arranca</text:p>
      <text:p text:style-name="P389">Procesos ............ :1</text:p>
      <text:p text:style-name="P390">Porcentaje uso de CPU :50</text:p>
      <text:p text:style-name="P391">CPU=50, E/S=50</text:p>
      <text:p text:style-name="P392">proceso 9683, 10145966 microsegundos, 10 segundos</text:p>
      <text:p text:style-name="P393">------------------------------</text:p>
      <text:p text:style-name="P394">TIEMPO TOTAL, 10 segundos</text:p>
      <text:p text:style-name="P395">Tasa de trabajos = 0.10</text:p>
      <text:p text:style-name="P396">rodrigo@rodrigozd:~/Documents/GitHub/Sistemas Operativos/Prácticas/Práctica 1$ ./arranca</text:p>
      <text:p text:style-name="P397">Procesos ............ :2</text:p>
      <text:p text:style-name="P398">Porcentaje uso de CPU :50</text:p>
      <text:p text:style-name="P399">CPU=50, E/S=50</text:p>
      <text:p text:style-name="P400">CPU=50, E/S=50</text:p>
      <text:p text:style-name="P401">proceso 9765, 10163998 microsegundos, 10 segundos</text:p>
      <text:p text:style-name="P402">proceso 9766, 10191021 microsegundos, 10 segundos</text:p>
      <text:p text:style-name="P403">------------------------------</text:p>
      <text:p text:style-name="P404">TIEMPO TOTAL, 11 segundos</text:p>
      <text:p text:style-name="P405">Tasa de trabajos = 0.18</text:p>
      <text:p text:style-name="P406">rodrigo@rodrigozd:~/Documents/GitHub/Sistemas Operativos/Prácticas/Práctica 1$ ./arranca</text:p>
      <text:p text:style-name="P407">Procesos ............ :3</text:p>
      <text:p text:style-name="P408">Porcentaje uso de CPU :50</text:p>
      <text:p text:style-name="P409">CPU=50, E/S=50</text:p>
      <text:p text:style-name="P410">CPU=50, E/S=50</text:p>
      <text:p text:style-name="P411">CPU=50, E/S=50</text:p>
      <text:p text:style-name="P412">proceso 9824, 10128287 microsegundos, 10 segundos</text:p>
      <text:p text:style-name="P413">proceso 9826, 10205365 microsegundos, 10 segundos</text:p>
      <text:p text:style-name="P414">proceso 9825, 10223256 microsegundos, 10 segundos</text:p>
      <text:p text:style-name="P415">------------------------------</text:p>
      <text:p text:style-name="P416">TIEMPO TOTAL, 11 segundos</text:p>
      <text:p text:style-name="P417">Tasa de trabajos = 0.27</text:p>
      <text:p text:style-name="P418">rodrigo@rodrigozd:~/Documents/GitHub/Sistemas Operativos/Prácticas/Práctica 1$ ./arranca</text:p>
      <text:p text:style-name="P419">Procesos ............ :4</text:p>
      <text:p text:style-name="P420">Porcentaje uso de CPU :50</text:p>
      <text:p text:style-name="P421">CPU=50, E/S=50</text:p>
      <text:p text:style-name="P422">CPU=50, E/S=50</text:p>
      <text:p text:style-name="P423">CPU=50, E/S=50</text:p>
      <text:p text:style-name="P424">CPU=50, E/S=50</text:p>
      <text:p text:style-name="P425">proceso 9879, 10269300 microsegundos, 10 segundos</text:p>
      <text:p text:style-name="P426">proceso 9878, 10271175 microsegundos, 10 segundos</text:p>
      <text:p text:style-name="P427">proceso 9880, 10275916 microsegundos, 10 segundos</text:p>
      <text:p text:style-name="P428">proceso 9877, 10288244 microsegundos, 10 segundos</text:p>
      <text:soft-page-break/>
      <text:p text:style-name="P429">------------------------------</text:p>
      <text:p text:style-name="P430">TIEMPO TOTAL, 10 segundos</text:p>
      <text:p text:style-name="P431">Tasa de trabajos = 0.40</text:p>
      <text:p text:style-name="P432">rodrigo@rodrigozd:~/Documents/GitHub/Sistemas Operativos/Prácticas/Práctica 1$ ./arranca</text:p>
      <text:p text:style-name="P433">Procesos ............ :5</text:p>
      <text:p text:style-name="P434">Porcentaje uso de CPU :50</text:p>
      <text:p text:style-name="P435">CPU=50, E/S=50</text:p>
      <text:p text:style-name="P436">CPU=50, E/S=50</text:p>
      <text:p text:style-name="P437">CPU=50, E/S=50</text:p>
      <text:p text:style-name="P438">CPU=50, E/S=50</text:p>
      <text:p text:style-name="P439">CPU=50, E/S=50</text:p>
      <text:p text:style-name="P440">proceso 9955, 10243101 microsegundos, 10 segundos</text:p>
      <text:p text:style-name="P441">proceso 9954, 10257046 microsegundos, 10 segundos</text:p>
      <text:p text:style-name="P442">proceso 9957, 10294004 microsegundos, 10 segundos</text:p>
      <text:p text:style-name="P443">proceso 9958, 10931478 microsegundos, 10 segundos</text:p>
      <text:p text:style-name="P444">proceso 9956, 10934274 microsegundos, 10 segundos</text:p>
      <text:p text:style-name="P445">------------------------------</text:p>
      <text:p text:style-name="P446">TIEMPO TOTAL, 11 segundos</text:p>
      <text:p text:style-name="P447">Tasa de trabajos = 0.45</text:p>
      <text:p text:style-name="P448">rodrigo@rodrigozd:~/Documents/GitHub/Sistemas Operativos/Prácticas/Práctica 1$ ./arranca</text:p>
      <text:p text:style-name="P449">Procesos ............ :6</text:p>
      <text:p text:style-name="P450">Porcentaje uso de CPU :50</text:p>
      <text:p text:style-name="P451">CPU=50, E/S=50</text:p>
      <text:p text:style-name="P452">CPU=50, E/S=50</text:p>
      <text:p text:style-name="P453">CPU=50, E/S=50</text:p>
      <text:p text:style-name="P454">CPU=50, E/S=50</text:p>
      <text:p text:style-name="P455">CPU=50, E/S=50</text:p>
      <text:p text:style-name="P456">CPU=50, E/S=50</text:p>
      <text:p text:style-name="P457">proceso 10033, 10264224 microsegundos, 10 segundos</text:p>
      <text:p text:style-name="P458">proceso 10032, 10286972 microsegundos, 10 segundos</text:p>
      <text:p text:style-name="P459">proceso 10031, 10913163 microsegundos, 10 segundos</text:p>
      <text:p text:style-name="P460">proceso 10036, 10932355 microsegundos, 10 segundos</text:p>
      <text:p text:style-name="P461">proceso 10035, 10934538 microsegundos, 10 segundos</text:p>
      <text:p text:style-name="P462">proceso 10034, 10936794 microsegundos, 10 segundos</text:p>
      <text:p text:style-name="P463">------------------------------</text:p>
      <text:p text:style-name="P464">TIEMPO TOTAL, 11 segundos</text:p>
      <text:p text:style-name="P465">Tasa de trabajos = 0.55</text:p>
      <text:p text:style-name="P466">rodrigo@rodrigozd:~/Documents/GitHub/Sistemas Operativos/Prácticas/Práctica 1$ ./arranca</text:p>
      <text:p text:style-name="P467">Procesos ............ :7</text:p>
      <text:p text:style-name="P468">Porcentaje uso de CPU :50</text:p>
      <text:p text:style-name="P469">CPU=50, E/S=50</text:p>
      <text:p text:style-name="P470">CPU=50, E/S=50</text:p>
      <text:p text:style-name="P471">CPU=50, E/S=50</text:p>
      <text:p text:style-name="P472">CPU=50, E/S=50</text:p>
      <text:p text:style-name="P473">CPU=50, E/S=50</text:p>
      <text:p text:style-name="P474">CPU=50, E/S=50</text:p>
      <text:p text:style-name="P475">CPU=50, E/S=50</text:p>
      <text:p text:style-name="P476">proceso 10121, 10515451 microsegundos, 10 segundos</text:p>
      <text:p text:style-name="P477">proceso 10120, 10815639 microsegundos, 10 segundos</text:p>
      <text:soft-page-break/>
      <text:p text:style-name="P478">proceso 10118, 10904766 microsegundos, 10 segundos</text:p>
      <text:p text:style-name="P479">proceso 10119, 11018443 microsegundos, 11 segundos</text:p>
      <text:p text:style-name="P480">proceso 10116, 11017884 microsegundos, 11 segundos</text:p>
      <text:p text:style-name="P481">proceso 10117, 11056614 microsegundos, 11 segundos</text:p>
      <text:p text:style-name="P482">proceso 10122, 11064338 microsegundos, 11 segundos</text:p>
      <text:p text:style-name="P483">------------------------------</text:p>
      <text:p text:style-name="P484">TIEMPO TOTAL, 11 segundos</text:p>
      <text:p text:style-name="P485">Tasa de trabajos = 0.64</text:p>
      <text:p text:style-name="P486">rodrigo@rodrigozd:~/Documents/GitHub/Sistemas Operativos/Prácticas/Práctica 1$ ./arranca</text:p>
      <text:p text:style-name="P487">Procesos ............ :8</text:p>
      <text:p text:style-name="P488">Porcentaje uso de CPU :50</text:p>
      <text:p text:style-name="P489">CPU=50, E/S=50</text:p>
      <text:p text:style-name="P490">CPU=50, E/S=50</text:p>
      <text:p text:style-name="P491">CPU=50, E/S=50</text:p>
      <text:p text:style-name="P492">CPU=50, E/S=50</text:p>
      <text:p text:style-name="P493">CPU=50, E/S=50</text:p>
      <text:p text:style-name="P494">CPU=50, E/S=50</text:p>
      <text:p text:style-name="P495">CPU=50, E/S=50</text:p>
      <text:p text:style-name="P496">CPU=50, E/S=50</text:p>
      <text:p text:style-name="P497">proceso 10213, 11112401 microsegundos, 11 segundos</text:p>
      <text:p text:style-name="P498">proceso 10218, 11177863 microsegundos, 11 segundos</text:p>
      <text:p text:style-name="P499">proceso 10211, 11199887 microsegundos, 11 segundos</text:p>
      <text:p text:style-name="P500">proceso 10214, 11215536 microsegundos, 11 segundos</text:p>
      <text:p text:style-name="P501">proceso 10212, 11243212 microsegundos, 11 segundos</text:p>
      <text:p text:style-name="P502">proceso 10216, 11280929 microsegundos, 11 segundos</text:p>
      <text:p text:style-name="P503">proceso 10215, 11363773 microsegundos, 11 segundos</text:p>
      <text:p text:style-name="P504">proceso 10217, 11454232 microsegundos, 11 segundos</text:p>
      <text:p text:style-name="P505">------------------------------</text:p>
      <text:p text:style-name="P506">TIEMPO TOTAL, 12 segundos</text:p>
      <text:p text:style-name="P507">Tasa de trabajos = 0.67</text:p>
      <text:p text:style-name="P508">rodrigo@rodrigozd:~/Documents/GitHub/Sistemas Operativos/Prácticas/Práctica 1$ ./arranca</text:p>
      <text:p text:style-name="P509">Procesos ............ :9</text:p>
      <text:p text:style-name="P510">Porcentaje uso de CPU :50</text:p>
      <text:p text:style-name="P511">CPU=50, E/S=50</text:p>
      <text:p text:style-name="P512">CPU=50, E/S=50</text:p>
      <text:p text:style-name="P513">CPU=50, E/S=50</text:p>
      <text:p text:style-name="P514">CPU=50, E/S=50</text:p>
      <text:p text:style-name="P515">CPU=50, E/S=50</text:p>
      <text:p text:style-name="P516">CPU=50, E/S=50</text:p>
      <text:p text:style-name="P517">CPU=50, E/S=50</text:p>
      <text:p text:style-name="P518">CPU=50, E/S=50</text:p>
      <text:p text:style-name="P519">CPU=50, E/S=50</text:p>
      <text:p text:style-name="P520">proceso 10313, 11466142 microsegundos, 11 segundos</text:p>
      <text:p text:style-name="P521">proceso 10318, 12000797 microsegundos, 12 segundos</text:p>
      <text:p text:style-name="P522">proceso 10316, 12125894 microsegundos, 12 segundos</text:p>
      <text:p text:style-name="P523">proceso 10312, 12138809 microsegundos, 12 segundos</text:p>
      <text:p text:style-name="P524">proceso 10320, 12265329 microsegundos, 12 segundos</text:p>
      <text:p text:style-name="P525">proceso 10319, 12447246 microsegundos, 12 segundos</text:p>
      <text:p text:style-name="P526">proceso 10315, 12554337 microsegundos, 12 segundos</text:p>
      <text:soft-page-break/>
      <text:p text:style-name="P527">proceso 10317, 12606700 microsegundos, 12 segundos</text:p>
      <text:p text:style-name="P528">proceso 10314, 12623615 microsegundos, 12 segundos</text:p>
      <text:p text:style-name="P529">------------------------------</text:p>
      <text:p text:style-name="P530">TIEMPO TOTAL, 12 segundos</text:p>
      <text:p text:style-name="P531">Tasa de trabajos = 0.75</text:p>
      <text:p text:style-name="P532">rodrigo@rodrigozd:~/Documents/GitHub/Sistemas Operativos/Prácticas/Práctica 1$ ./arranca</text:p>
      <text:p text:style-name="P533">Procesos ............ :10</text:p>
      <text:p text:style-name="P534">Porcentaje uso de CPU :50</text:p>
      <text:p text:style-name="P535">CPU=50, E/S=50</text:p>
      <text:p text:style-name="P536">CPU=50, E/S=50</text:p>
      <text:p text:style-name="P537">CPU=50, E/S=50</text:p>
      <text:p text:style-name="P538">CPU=50, E/S=50</text:p>
      <text:p text:style-name="P539">CPU=50, E/S=50</text:p>
      <text:p text:style-name="P540">CPU=50, E/S=50</text:p>
      <text:p text:style-name="P541">CPU=50, E/S=50</text:p>
      <text:p text:style-name="P542">CPU=50, E/S=50</text:p>
      <text:p text:style-name="P543">CPU=50, E/S=50</text:p>
      <text:p text:style-name="P544">CPU=50, E/S=50</text:p>
      <text:p text:style-name="P545">proceso 10394, 12279010 microsegundos, 12 segundos</text:p>
      <text:p text:style-name="P546">proceso 10390, 12488121 microsegundos, 12 segundos</text:p>
      <text:p text:style-name="P547">proceso 10386, 12488789 microsegundos, 12 segundos</text:p>
      <text:p text:style-name="P548">proceso 10387, 12564470 microsegundos, 12 segundos</text:p>
      <text:p text:style-name="P549">proceso 10389, 12638392 microsegundos, 12 segundos</text:p>
      <text:p text:style-name="P550">proceso 10392, 12718703 microsegundos, 12 segundos</text:p>
      <text:p text:style-name="P551">proceso 10393, 12810098 microsegundos, 12 segundos</text:p>
      <text:p text:style-name="P552">proceso 10391, 12905283 microsegundos, 12 segundos</text:p>
      <text:p text:style-name="P553">proceso 10395, 12957214 microsegundos, 12 segundos</text:p>
      <text:p text:style-name="P554">proceso 10388, 13085507 microsegundos, 13 segundos</text:p>
      <text:p text:style-name="P555">------------------------------</text:p>
      <text:p text:style-name="P556">TIEMPO TOTAL, 13 segundos</text:p>
      <text:p text:style-name="P557">Tasa de trabajos = 0.77</text:p>
      <text:p text:style-name="P558"/>
      <text:p text:style-name="P559"/>
      <text:p text:style-name="P560"/>
      <text:p text:style-name="P561"/>
      <text:p text:style-name="P562"/>
      <text:p text:style-name="P563"/>
      <text:p text:style-name="P564"/>
      <text:p text:style-name="P565"/>
      <text:p text:style-name="P566"/>
      <text:p text:style-name="P567"/>
      <text:p text:style-name="P568"/>
      <text:p text:style-name="P569"/>
      <text:p text:style-name="P570"/>
      <text:p text:style-name="P571"/>
      <text:p text:style-name="P572"/>
      <text:p text:style-name="P573"/>
      <text:p text:style-name="P574"/>
      <text:p text:style-name="P575"/>
      <text:p text:style-name="P576"/>
      <text:p text:style-name="P577"/>
      <text:p text:style-name="P578"/>
      <text:p text:style-name="P579"/>
      <text:p text:style-name="P580"/>
      <text:p text:style-name="P581"/>
      <text:p text:style-name="P582"/>
      <text:p text:style-name="P583"/>
      <text:p text:style-name="P584">EJERCICIO 5</text:p>
      <text:p text:style-name="P585">rodrigo@rodrigozd:~/Documents/GitHub/Sistemas Operativos/Prácticas/Práctica 1$ ./arranca</text:p>
      <text:p text:style-name="P586">Procesos ............ :1</text:p>
      <text:p text:style-name="P587">Porcentaje uso de CPU :25</text:p>
      <text:p text:style-name="P588">CPU=25, E/S=75</text:p>
      <text:p text:style-name="P589">proceso 10603, 10099286 microsegundos, 10 segundos</text:p>
      <text:p text:style-name="P590">------------------------------</text:p>
      <text:p text:style-name="P591">TIEMPO TOTAL, 10 segundos</text:p>
      <text:p text:style-name="P592">Tasa de trabajos = 0.10</text:p>
      <text:p text:style-name="P593">rodrigo@rodrigozd:~/Documents/GitHub/Sistemas Operativos/Prácticas/Práctica 1$ ./arranca</text:p>
      <text:p text:style-name="P594">Procesos ............ :2</text:p>
      <text:p text:style-name="P595">Porcentaje uso de CPU :25</text:p>
      <text:p text:style-name="P596">CPU=25, E/S=75</text:p>
      <text:p text:style-name="P597">CPU=25, E/S=75</text:p>
      <text:p text:style-name="P598">proceso 10692, 10143736 microsegundos, 10 segundos</text:p>
      <text:p text:style-name="P599">proceso 10691, 10149241 microsegundos, 10 segundos</text:p>
      <text:p text:style-name="P600">------------------------------</text:p>
      <text:p text:style-name="P601">TIEMPO TOTAL, 10 segundos</text:p>
      <text:p text:style-name="P602">Tasa de trabajos = 0.30</text:p>
      <text:p text:style-name="P603">rodrigo@rodrigozd:~/Documents/GitHub/Sistemas Operativos/Prácticas/Práctica 1$ ./arranca</text:p>
      <text:p text:style-name="P604">Procesos ............ :3</text:p>
      <text:p text:style-name="P605">Porcentaje uso de CPU :25</text:p>
      <text:p text:style-name="P606">CPU=25, E/S=75</text:p>
      <text:p text:style-name="P607">CPU=25, E/S=75</text:p>
      <text:p text:style-name="P608">CPU=25, E/S=75</text:p>
      <text:p text:style-name="P609">proceso 10832, 10107833 microsegundos, 10 segundos</text:p>
      <text:p text:style-name="P610">proceso 10833, 10122861 microsegundos, 10 segundos</text:p>
      <text:p text:style-name="P611">proceso 10831, 10135830 microsegundos, 10 segundos</text:p>
      <text:p text:style-name="P612">------------------------------</text:p>
      <text:p text:style-name="P613">TIEMPO TOTAL, 10 segundos</text:p>
      <text:p text:style-name="P614">Tasa de trabajos = 0.30</text:p>
      <text:p text:style-name="P615">rodrigo@rodrigozd:~/Documents/GitHub/Sistemas Operativos/Prácticas/Práctica 1$ ./arranca</text:p>
      <text:p text:style-name="P616">Procesos ............ :4</text:p>
      <text:p text:style-name="P617">Porcentaje uso de CPU :25</text:p>
      <text:p text:style-name="P618">CPU=25, E/S=75</text:p>
      <text:p text:style-name="P619">CPU=25, E/S=75</text:p>
      <text:p text:style-name="P620">CPU=25, E/S=75</text:p>
      <text:p text:style-name="P621">CPU=25, E/S=75</text:p>
      <text:p text:style-name="P622">proceso 10903, 10136397 microsegundos, 10 segundos</text:p>
      <text:p text:style-name="P623">proceso 10904, 10139896 microsegundos, 10 segundos</text:p>
      <text:soft-page-break/>
      <text:p text:style-name="P624">proceso 10905, 10147336 microsegundos, 10 segundos</text:p>
      <text:p text:style-name="P625">proceso 10906, 10149029 microsegundos, 10 segundos</text:p>
      <text:p text:style-name="P626">------------------------------</text:p>
      <text:p text:style-name="P627">TIEMPO TOTAL, 10 segundos</text:p>
      <text:p text:style-name="P628">Tasa de trabajos = 0.40</text:p>
      <text:p text:style-name="P629">rodrigo@rodrigozd:~/Documents/GitHub/Sistemas Operativos/Prácticas/Práctica 1$ ./arranca</text:p>
      <text:p text:style-name="P630">Procesos ............ :5</text:p>
      <text:p text:style-name="P631">Porcentaje uso de CPU :25</text:p>
      <text:p text:style-name="P632">CPU=25, E/S=75</text:p>
      <text:p text:style-name="P633">CPU=25, E/S=75</text:p>
      <text:p text:style-name="P634">CPU=25, E/S=75</text:p>
      <text:p text:style-name="P635">CPU=25, E/S=75</text:p>
      <text:p text:style-name="P636">CPU=25, E/S=75</text:p>
      <text:p text:style-name="P637">proceso 10973, 10131806 microsegundos, 10 segundos</text:p>
      <text:p text:style-name="P638">proceso 10971, 10134017 microsegundos, 10 segundos</text:p>
      <text:p text:style-name="P639">proceso 10970, 10280119 microsegundos, 10 segundos</text:p>
      <text:p text:style-name="P640">proceso 10974, 10341245 microsegundos, 10 segundos</text:p>
      <text:p text:style-name="P641">proceso 10972, 10472227 microsegundos, 10 segundos</text:p>
      <text:p text:style-name="P642">------------------------------</text:p>
      <text:p text:style-name="P643">TIEMPO TOTAL, 10 segundos</text:p>
      <text:p text:style-name="P644">Tasa de trabajos = 0.50</text:p>
      <text:p text:style-name="P645">rodrigo@rodrigozd:~/Documents/GitHub/Sistemas Operativos/Prácticas/Práctica 1$ ./arranca</text:p>
      <text:p text:style-name="P646">Procesos ............ :6</text:p>
      <text:p text:style-name="P647">Porcentaje uso de CPU :25</text:p>
      <text:p text:style-name="P648">CPU=25, E/S=75</text:p>
      <text:p text:style-name="P649">CPU=25, E/S=75</text:p>
      <text:p text:style-name="P650">CPU=25, E/S=75</text:p>
      <text:p text:style-name="P651">CPU=25, E/S=75</text:p>
      <text:p text:style-name="P652">CPU=25, E/S=75</text:p>
      <text:p text:style-name="P653">CPU=25, E/S=75</text:p>
      <text:p text:style-name="P654">proceso 11060, 10142644 microsegundos, 10 segundos</text:p>
      <text:p text:style-name="P655">proceso 11057, 10300777 microsegundos, 10 segundos</text:p>
      <text:p text:style-name="P656">proceso 11059, 10356221 microsegundos, 10 segundos</text:p>
      <text:p text:style-name="P657">proceso 11056, 10484653 microsegundos, 10 segundos</text:p>
      <text:p text:style-name="P658">proceso 11058, 10495687 microsegundos, 10 segundos</text:p>
      <text:p text:style-name="P659">proceso 11061, 10510691 microsegundos, 10 segundos</text:p>
      <text:p text:style-name="P660">------------------------------</text:p>
      <text:p text:style-name="P661">TIEMPO TOTAL, 11 segundos</text:p>
      <text:p text:style-name="P662">Tasa de trabajos = 0.55</text:p>
      <text:p text:style-name="P663">rodrigo@rodrigozd:~/Documents/GitHub/Sistemas Operativos/Prácticas/Práctica 1$ ./arranca</text:p>
      <text:p text:style-name="P664">Procesos ............ :7</text:p>
      <text:p text:style-name="P665">Porcentaje uso de CPU :25</text:p>
      <text:p text:style-name="P666">CPU=25, E/S=75</text:p>
      <text:p text:style-name="P667">CPU=25, E/S=75</text:p>
      <text:p text:style-name="P668">CPU=25, E/S=75</text:p>
      <text:p text:style-name="P669">CPU=25, E/S=75</text:p>
      <text:p text:style-name="P670">CPU=25, E/S=75</text:p>
      <text:p text:style-name="P671">CPU=25, E/S=75</text:p>
      <text:p text:style-name="P672">CPU=25, E/S=75</text:p>
      <text:soft-page-break/>
      <text:p text:style-name="P673">proceso 11145, 10240379 microsegundos, 10 segundos</text:p>
      <text:p text:style-name="P674">proceso 11144, 10430952 microsegundos, 10 segundos</text:p>
      <text:p text:style-name="P675">proceso 11143, 10528274 microsegundos, 10 segundos</text:p>
      <text:p text:style-name="P676">proceso 11147, 10530340 microsegundos, 10 segundos</text:p>
      <text:p text:style-name="P677">proceso 11149, 10542081 microsegundos, 10 segundos</text:p>
      <text:p text:style-name="P678">proceso 11148, 10551916 microsegundos, 10 segundos</text:p>
      <text:p text:style-name="P679">proceso 11146, 10562199 microsegundos, 10 segundos</text:p>
      <text:p text:style-name="P680">------------------------------</text:p>
      <text:p text:style-name="P681">TIEMPO TOTAL, 11 segundos</text:p>
      <text:p text:style-name="P682">Tasa de trabajos = 0.64</text:p>
      <text:p text:style-name="P683">rodrigo@rodrigozd:~/Documents/GitHub/Sistemas Operativos/Prácticas/Práctica 1$ ./arranca</text:p>
      <text:p text:style-name="P684">Procesos ............ :8</text:p>
      <text:p text:style-name="P685">Porcentaje uso de CPU :25</text:p>
      <text:p text:style-name="P686">CPU=25, E/S=75</text:p>
      <text:p text:style-name="P687">CPU=25, E/S=75</text:p>
      <text:p text:style-name="P688">CPU=25, E/S=75</text:p>
      <text:p text:style-name="P689">CPU=25, E/S=75</text:p>
      <text:p text:style-name="P690">CPU=25, E/S=75</text:p>
      <text:p text:style-name="P691">CPU=25, E/S=75</text:p>
      <text:p text:style-name="P692">CPU=25, E/S=75</text:p>
      <text:p text:style-name="P693">CPU=25, E/S=75</text:p>
      <text:p text:style-name="P694">proceso 11254, 10587040 microsegundos, 10 segundos</text:p>
      <text:p text:style-name="P695">proceso 11251, 10638692 microsegundos, 10 segundos</text:p>
      <text:p text:style-name="P696">proceso 11252, 10650239 microsegundos, 10 segundos</text:p>
      <text:p text:style-name="P697">proceso 11248, 10705372 microsegundos, 10 segundos</text:p>
      <text:p text:style-name="P698">proceso 11249, 10761186 microsegundos, 10 segundos</text:p>
      <text:p text:style-name="P699">proceso 11253, 10750059 microsegundos, 10 segundos</text:p>
      <text:p text:style-name="P700">proceso 11247, 10778250 microsegundos, 10 segundos</text:p>
      <text:p text:style-name="P701">proceso 11250, 10899135 microsegundos, 10 segundos</text:p>
      <text:p text:style-name="P702">------------------------------</text:p>
      <text:p text:style-name="P703">TIEMPO TOTAL, 11 segundos</text:p>
      <text:p text:style-name="P704">Tasa de trabajos = 0.73</text:p>
      <text:p text:style-name="P705">rodrigo@rodrigozd:~/Documents/GitHub/Sistemas Operativos/Prácticas/Práctica 1$ ./arranca</text:p>
      <text:p text:style-name="P706">Procesos ............ :9</text:p>
      <text:p text:style-name="P707">Porcentaje uso de CPU :25</text:p>
      <text:p text:style-name="P708">CPU=25, E/S=75</text:p>
      <text:p text:style-name="P709">CPU=25, E/S=75</text:p>
      <text:p text:style-name="P710">CPU=25, E/S=75</text:p>
      <text:p text:style-name="P711">CPU=25, E/S=75</text:p>
      <text:p text:style-name="P712">CPU=25, E/S=75</text:p>
      <text:p text:style-name="P713">CPU=25, E/S=75</text:p>
      <text:p text:style-name="P714">CPU=25, E/S=75</text:p>
      <text:p text:style-name="P715">CPU=25, E/S=75</text:p>
      <text:p text:style-name="P716">CPU=25, E/S=75</text:p>
      <text:p text:style-name="P717">proceso 11369, 10784286 microsegundos, 10 segundos</text:p>
      <text:p text:style-name="P718">proceso 11376, 10794839 microsegundos, 10 segundos</text:p>
      <text:p text:style-name="P719">proceso 11370, 10880210 microsegundos, 10 segundos</text:p>
      <text:p text:style-name="P720">proceso 11372, 10917992 microsegundos, 10 segundos</text:p>
      <text:p text:style-name="P721">proceso 11374, 10936720 microsegundos, 10 segundos</text:p>
      <text:soft-page-break/>
      <text:p text:style-name="P722">proceso 11371, 10987893 microsegundos, 10 segundos</text:p>
      <text:p text:style-name="P723">proceso 11375, 11017303 microsegundos, 11 segundos</text:p>
      <text:p text:style-name="P724">proceso 11368, 11018015 microsegundos, 11 segundos</text:p>
      <text:p text:style-name="P725">proceso 11373, 11036499 microsegundos, 11 segundos</text:p>
      <text:p text:style-name="P726">------------------------------</text:p>
      <text:p text:style-name="P727">TIEMPO TOTAL, 11 segundos</text:p>
      <text:p text:style-name="P728">Tasa de trabajos = 0.82</text:p>
      <text:p text:style-name="P729">rodrigo@rodrigozd:~/Documents/GitHub/Sistemas Operativos/Prácticas/Práctica 1$ ./arranca</text:p>
      <text:p text:style-name="P730">Procesos ............ :10</text:p>
      <text:p text:style-name="P731">Porcentaje uso de CPU :25</text:p>
      <text:p text:style-name="P732">CPU=25, E/S=75</text:p>
      <text:p text:style-name="P733">CPU=25, E/S=75</text:p>
      <text:p text:style-name="P734">CPU=25, E/S=75</text:p>
      <text:p text:style-name="P735">CPU=25, E/S=75</text:p>
      <text:p text:style-name="P736">CPU=25, E/S=75</text:p>
      <text:p text:style-name="P737">CPU=25, E/S=75</text:p>
      <text:p text:style-name="P738">CPU=25, E/S=75</text:p>
      <text:p text:style-name="P739">CPU=25, E/S=75</text:p>
      <text:p text:style-name="P740">CPU=25, E/S=75</text:p>
      <text:p text:style-name="P741">CPU=25, E/S=75</text:p>
      <text:p text:style-name="P742">proceso 11516, 10932023 microsegundos, 10 segundos</text:p>
      <text:p text:style-name="P743">proceso 11518, 11108181 microsegundos, 11 segundos</text:p>
      <text:p text:style-name="P744">proceso 11515, 11195547 microsegundos, 11 segundos</text:p>
      <text:p text:style-name="P745">proceso 11517, 11343770 microsegundos, 11 segundos</text:p>
      <text:p text:style-name="P746">proceso 11521, 11355045 microsegundos, 11 segundos</text:p>
      <text:p text:style-name="P747">proceso 11514, 11417211 microsegundos, 11 segundos</text:p>
      <text:p text:style-name="P748">proceso 11513, 11498879 microsegundos, 11 segundos</text:p>
      <text:p text:style-name="P749">proceso 11522, 11520400 microsegundos, 11 segundos</text:p>
      <text:p text:style-name="P750">proceso 11519, 11528759 microsegundos, 11 segundos</text:p>
      <text:p text:style-name="P751">proceso 11520, 11565797 microsegundos, 11 segundos</text:p>
      <text:p text:style-name="P752">------------------------------</text:p>
      <text:p text:style-name="P753">TIEMPO TOTAL, 11 segundos</text:p>
      <text:p text:style-name="Standard"><text:span text:style-name="T754">Tasa de trabajos = 0.9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ZAMORA DAVALOS, RODRIGO</dc:creator>
    <meta:creation-date>2023-01-23T09:33:00Z</meta:creation-date>
    <dc:date>2023-01-29T22:59:00Z</dc:date>
    <meta:template xlink:href="Normal.dotm" xlink:type="simple"/>
    <meta:editing-cycles>2</meta:editing-cycles>
    <meta:editing-duration>PT300S</meta:editing-duration>
    <meta:document-statistic meta:page-count="16" meta:paragraph-count="46" meta:word-count="3616" meta:character-count="23461" meta:row-count="165" meta:non-whitespace-character-count="19891"/>
  </office:meta>
</office:document-meta>
</file>